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3.03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432cm"/>
    </style:style>
    <style:style style:name="co18" style:family="table-column">
      <style:table-column-properties fo:break-before="auto" style:column-width="2.187cm"/>
    </style:style>
    <style:style style:name="co19" style:family="table-column">
      <style:table-column-properties fo:break-before="auto" style:column-width="1.669cm"/>
    </style:style>
    <style:style style:name="co20" style:family="table-column">
      <style:table-column-properties fo:break-before="auto" style:column-width="2.05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2.89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459cm"/>
    </style:style>
    <style:style style:name="co26" style:family="table-column">
      <style:table-column-properties fo:break-before="auto" style:column-width="1.778cm"/>
    </style:style>
    <style:style style:name="co27" style:family="table-column">
      <style:table-column-properties fo:break-before="auto" style:column-width="2.813cm"/>
    </style:style>
    <style:style style:name="co28" style:family="table-column">
      <style:table-column-properties fo:break-before="auto" style:column-width="2.295cm"/>
    </style:style>
    <style:style style:name="co29" style:family="table-column">
      <style:table-column-properties fo:break-before="auto" style:column-width="2.268cm"/>
    </style:style>
    <style:style style:name="co30" style:family="table-column">
      <style:table-column-properties fo:break-before="auto" style:column-width="3.411cm"/>
    </style:style>
    <style:style style:name="co31" style:family="table-column">
      <style:table-column-properties fo:break-before="auto" style:column-width="1.642cm"/>
    </style:style>
    <style:style style:name="co32" style:family="table-column">
      <style:table-column-properties fo:break-before="auto" style:column-width="2.921cm"/>
    </style:style>
    <style:style style:name="co33" style:family="table-column">
      <style:table-column-properties fo:break-before="auto" style:column-width="3.276cm"/>
    </style:style>
    <style:style style:name="co34" style:family="table-column">
      <style:table-column-properties fo:break-before="auto" style:column-width="2.84cm"/>
    </style:style>
    <style:style style:name="co35" style:family="table-column">
      <style:table-column-properties fo:break-before="auto" style:column-width="2.649cm"/>
    </style:style>
    <style:style style:name="co36" style:family="table-column">
      <style:table-column-properties fo:break-before="auto" style:column-width="2.676cm"/>
    </style:style>
    <style:style style:name="co3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os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1" table:number-columns-repeated="2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nkp</text:p>
          </table:table-cell>
          <table:table-cell office:value-type="string" calcext:value-type="string">
            <text:p>total_pe</text:p>
          </table:table-cell>
          <table:table-cell office:value-type="string" calcext:value-type="string">
            <text:p>total_kp</text:p>
          </table:table-cell>
          <table:table-cell office:value-type="string" calcext:value-type="string">
            <text:p>total_lp</text:p>
          </table:table-cell>
          <table:table-cell office:value-type="string" calcext:value-type="string">
            <text:p>end_t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odel_events</text:p>
          </table:table-cell>
          <table:table-cell office:value-type="string" calcext:value-type="string">
            <text:p>network_events</text:p>
          </table:table-cell>
          <table:table-cell office:value-type="string" calcext:value-type="string">
            <text:p>total_event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vents_processed</text:p>
          </table:table-cell>
          <table:table-cell office:value-type="string" calcext:value-type="string">
            <text:p>events_aborted</text:p>
          </table:table-cell>
          <table:table-cell office:value-type="string" calcext:value-type="string">
            <text:p>events_rb</text:p>
          </table:table-cell>
          <table:table-cell office:value-type="string" calcext:value-type="string">
            <text:p>pe_event_ties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send_loc_remote</text:p>
          </table:table-cell>
          <table:table-cell office:value-type="string" calcext:value-type="string">
            <text:p>percent_loc</text:p>
          </table:table-cell>
          <table:table-cell office:value-type="string" calcext:value-type="string">
            <text:p>send_net_remote</text:p>
          </table:table-cell>
          <table:table-cell office:value-type="string" calcext:value-type="string">
            <text:p>percent_net</text:p>
          </table:table-cell>
          <table:table-cell office:value-type="string" calcext:value-type="string">
            <text:p>rb_total</text:p>
          </table:table-cell>
          <table:table-cell office:value-type="string" calcext:value-type="string">
            <text:p>rb_primary</text:p>
          </table:table-cell>
          <table:table-cell office:value-type="string" calcext:value-type="string">
            <text:p>rb_secondary</text:p>
          </table:table-cell>
          <table:table-cell office:value-type="string" calcext:value-type="string">
            <text:p>fc_attempts</text:p>
          </table:table-cell>
          <table:table-cell office:value-type="string" calcext:value-type="string">
            <text:p>num_gvt</text:p>
          </table:table-cell>
          <table:table-cell office:value-type="string" calcext:value-type="string">
            <text:p>net_events</text:p>
          </table:table-cell>
          <table:table-cell office:value-type="string" calcext:value-type="string">
            <text:p>event_rate</text:p>
          </table:table-cell>
          <table:table-cell office:value-type="string" calcext:value-type="string">
            <text:p>events_past_end</text:p>
          </table:table-cell>
          <table:table-cell office:value-type="string" calcext:value-type="string">
            <text:p>event_alloc</text:p>
          </table:table-cell>
          <table:table-cell office:value-type="string" calcext:value-type="string">
            <text:p>memory_alloc</text:p>
          </table:table-cell>
          <table:table-cell office:value-type="string" calcext:value-type="string">
            <text:p>memory_wasted</text:p>
          </table:table-cell>
          <table:table-cell office:value-type="string" calcext:value-type="string">
            <text:p>remote_sends</text:p>
          </table:table-cell>
          <table:table-cell office:value-type="string" calcext:value-type="string">
            <text:p>remote_recvs</text:p>
          </table:table-cell>
          <table:table-cell office:value-type="string" calcext:value-type="string">
            <text:p>pe_struct</text:p>
          </table:table-cell>
          <table:table-cell office:value-type="string" calcext:value-type="string">
            <text:p>kp_struct</text:p>
          </table:table-cell>
          <table:table-cell office:value-type="string" calcext:value-type="string">
            <text:p>lp_struct</text:p>
          </table:table-cell>
          <table:table-cell office:value-type="string" calcext:value-type="string">
            <text:p>lp_model_struct</text:p>
          </table:table-cell>
          <table:table-cell office:value-type="string" calcext:value-type="string">
            <text:p>lp_rngs</text:p>
          </table:table-cell>
          <table:table-cell office:value-type="string" calcext:value-type="string">
            <text:p>total_lp_size</text:p>
          </table:table-cell>
          <table:table-cell office:value-type="string" calcext:value-type="string">
            <text:p>event_struct</text:p>
          </table:table-cell>
          <table:table-cell office:value-type="string" calcext:value-type="string">
            <text:p>event_struct_model</text:p>
          </table:table-cell>
          <table:table-cell office:value-type="string" calcext:value-type="string">
            <text:p>init_time</text:p>
          </table:table-cell>
          <table:table-cell office:value-type="string" calcext:value-type="string">
            <text:p>pq_time</text:p>
          </table:table-cell>
          <table:table-cell office:value-type="string" calcext:value-type="string">
            <text:p>avl_time</text:p>
          </table:table-cell>
          <table:table-cell office:value-type="string" calcext:value-type="string">
            <text:p>lz4_time</text:p>
          </table:table-cell>
          <table:table-cell office:value-type="string" calcext:value-type="string">
            <text:p>buddy_time</text:p>
          </table:table-cell>
          <table:table-cell office:value-type="string" calcext:value-type="string">
            <text:p>event_proc_time</text:p>
          </table:table-cell>
          <table:table-cell office:value-type="string" calcext:value-type="string">
            <text:p>event_cancel_time</text:p>
          </table:table-cell>
          <table:table-cell office:value-type="string" calcext:value-type="string">
            <text:p>event_abort_time</text:p>
          </table:table-cell>
          <table:table-cell office:value-type="string" calcext:value-type="string">
            <text:p>gvt_time</text:p>
          </table:table-cell>
          <table:table-cell office:value-type="string" calcext:value-type="string">
            <text:p>fc_time</text:p>
          </table:table-cell>
          <table:table-cell office:value-type="string" calcext:value-type="string">
            <text:p>primary_rb_time</text:p>
          </table:table-cell>
          <table:table-cell office:value-type="string" calcext:value-type="string">
            <text:p>net_read_time</text:p>
          </table:table-cell>
          <table:table-cell office:value-type="string" calcext:value-type="string">
            <text:p>net_other_time</text:p>
          </table:table-cell>
          <table:table-cell office:value-type="string" calcext:value-type="string">
            <text:p>inst_comp_time</text:p>
          </table:table-cell>
          <table:table-cell office:value-type="string" calcext:value-type="string">
            <text:p>inst_write_time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2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7.9187" calcext:value-type="float">
            <text:p>167.9187</text:p>
          </table:table-cell>
          <table:table-cell office:value-type="float" office:value="1875038819" calcext:value-type="float">
            <text:p>18750388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166348.54" calcext:value-type="float">
            <text:p>11166348.5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733" calcext:value-type="float">
            <text:p>6.3733</text:p>
          </table:table-cell>
          <table:table-cell office:value-type="float" office:value="56.9677" calcext:value-type="float">
            <text:p>56.9677</text:p>
          </table:table-cell>
          <table:table-cell office:value-type="float" office:value="0.7401" calcext:value-type="float">
            <text:p>0.7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9637" calcext:value-type="float">
            <text:p>99.9637</text:p>
          </table:table-cell>
          <table:table-cell office:value-type="float" office:value="0.0538" calcext:value-type="float">
            <text:p>0.0538</text:p>
          </table:table-cell>
          <table:table-cell office:value-type="float" office:value="0" calcext:value-type="float">
            <text:p>0</text:p>
          </table:table-cell>
          <table:table-cell office:value-type="float" office:value="44.2643" calcext:value-type="float">
            <text:p>44.2643</text:p>
          </table:table-cell>
          <table:table-cell office:value-type="float" office:value="13.4046" calcext:value-type="float">
            <text:p>13.4046</text:p>
          </table:table-cell>
          <table:table-cell office:value-type="float" office:value="0" calcext:value-type="float">
            <text:p>0</text:p>
          </table:table-cell>
          <table:table-cell office:value-type="float" office:value="4.1416" calcext:value-type="float">
            <text:p>4.1416</text:p>
          </table:table-cell>
          <table:table-cell office:value-type="float" office:value="0.693" calcext:value-type="float">
            <text:p>0.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9261" calcext:value-type="float">
            <text:p>167.92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3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7.9999" calcext:value-type="float">
            <text:p>167.9999</text:p>
          </table:table-cell>
          <table:table-cell office:value-type="float" office:value="1875038770" calcext:value-type="float">
            <text:p>187503877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160952.06" calcext:value-type="float">
            <text:p>11160952.0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962" calcext:value-type="float">
            <text:p>6.4962</text:p>
          </table:table-cell>
          <table:table-cell office:value-type="float" office:value="57.2211" calcext:value-type="float">
            <text:p>57.2211</text:p>
          </table:table-cell>
          <table:table-cell office:value-type="float" office:value="0.6974" calcext:value-type="float">
            <text:p>0.6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641" calcext:value-type="float">
            <text:p>100.641</text:p>
          </table:table-cell>
          <table:table-cell office:value-type="float" office:value="0.0536" calcext:value-type="float">
            <text:p>0.0536</text:p>
          </table:table-cell>
          <table:table-cell office:value-type="float" office:value="0" calcext:value-type="float">
            <text:p>0</text:p>
          </table:table-cell>
          <table:table-cell office:value-type="float" office:value="43.9517" calcext:value-type="float">
            <text:p>43.9517</text:p>
          </table:table-cell>
          <table:table-cell office:value-type="float" office:value="12.5992" calcext:value-type="float">
            <text:p>12.5992</text:p>
          </table:table-cell>
          <table:table-cell office:value-type="float" office:value="0" calcext:value-type="float">
            <text:p>0</text:p>
          </table:table-cell>
          <table:table-cell office:value-type="float" office:value="4.1264" calcext:value-type="float">
            <text:p>4.1264</text:p>
          </table:table-cell>
          <table:table-cell office:value-type="float" office:value="0.6885" calcext:value-type="float">
            <text:p>0.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0073" calcext:value-type="float">
            <text:p>168.00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4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8.406" calcext:value-type="float">
            <text:p>168.406</text:p>
          </table:table-cell>
          <table:table-cell office:value-type="float" office:value="1875038953" calcext:value-type="float">
            <text:p>1875038953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134037.76" calcext:value-type="float">
            <text:p>11134037.7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782" calcext:value-type="float">
            <text:p>6.4782</text:p>
          </table:table-cell>
          <table:table-cell office:value-type="float" office:value="57.2069" calcext:value-type="float">
            <text:p>57.2069</text:p>
          </table:table-cell>
          <table:table-cell office:value-type="float" office:value="0.6945" calcext:value-type="float">
            <text:p>0.6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7181" calcext:value-type="float">
            <text:p>100.7181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44.1057" calcext:value-type="float">
            <text:p>44.1057</text:p>
          </table:table-cell>
          <table:table-cell office:value-type="float" office:value="13.8558" calcext:value-type="float">
            <text:p>13.855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4755" calcext:value-type="float">
            <text:p>3.4755</text:p>
          </table:table-cell>
          <table:table-cell office:value-type="float" office:value="0.6843" calcext:value-type="float">
            <text:p>0.6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4134" calcext:value-type="float">
            <text:p>168.41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5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8.4706" calcext:value-type="float">
            <text:p>168.4706</text:p>
          </table:table-cell>
          <table:table-cell office:value-type="float" office:value="1875038732" calcext:value-type="float">
            <text:p>187503873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129769.28" calcext:value-type="float">
            <text:p>11129769.2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903" calcext:value-type="float">
            <text:p>6.3903</text:p>
          </table:table-cell>
          <table:table-cell office:value-type="float" office:value="56.9699" calcext:value-type="float">
            <text:p>56.9699</text:p>
          </table:table-cell>
          <table:table-cell office:value-type="float" office:value="0.7411" calcext:value-type="float">
            <text:p>0.7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9981" calcext:value-type="float">
            <text:p>99.9981</text:p>
          </table:table-cell>
          <table:table-cell office:value-type="float" office:value="0.1073" calcext:value-type="float">
            <text:p>0.1073</text:p>
          </table:table-cell>
          <table:table-cell office:value-type="float" office:value="0" calcext:value-type="float">
            <text:p>0</text:p>
          </table:table-cell>
          <table:table-cell office:value-type="float" office:value="44.2405" calcext:value-type="float">
            <text:p>44.2405</text:p>
          </table:table-cell>
          <table:table-cell office:value-type="float" office:value="12.2293" calcext:value-type="float">
            <text:p>12.2293</text:p>
          </table:table-cell>
          <table:table-cell office:value-type="float" office:value="0" calcext:value-type="float">
            <text:p>0</text:p>
          </table:table-cell>
          <table:table-cell office:value-type="float" office:value="5.4605" calcext:value-type="float">
            <text:p>5.4605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478" calcext:value-type="float">
            <text:p>168.4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6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8.7765" calcext:value-type="float">
            <text:p>168.7765</text:p>
          </table:table-cell>
          <table:table-cell office:value-type="float" office:value="1875038752" calcext:value-type="float">
            <text:p>187503875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109596.27" calcext:value-type="float">
            <text:p>11109596.2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3" calcext:value-type="float">
            <text:p>6.333</text:p>
          </table:table-cell>
          <table:table-cell office:value-type="float" office:value="56.6873" calcext:value-type="float">
            <text:p>56.6873</text:p>
          </table:table-cell>
          <table:table-cell office:value-type="float" office:value="0.7793" calcext:value-type="float">
            <text:p>0.7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3243" calcext:value-type="float">
            <text:p>99.3243</text:p>
          </table:table-cell>
          <table:table-cell office:value-type="float" office:value="0.1073" calcext:value-type="float">
            <text:p>0.1073</text:p>
          </table:table-cell>
          <table:table-cell office:value-type="float" office:value="0" calcext:value-type="float">
            <text:p>0</text:p>
          </table:table-cell>
          <table:table-cell office:value-type="float" office:value="44.4555" calcext:value-type="float">
            <text:p>44.4555</text:p>
          </table:table-cell>
          <table:table-cell office:value-type="float" office:value="13.2449" calcext:value-type="float">
            <text:p>13.2449</text:p>
          </table:table-cell>
          <table:table-cell office:value-type="float" office:value="0" calcext:value-type="float">
            <text:p>0</text:p>
          </table:table-cell>
          <table:table-cell office:value-type="float" office:value="5.4523" calcext:value-type="float">
            <text:p>5.4523</text:p>
          </table:table-cell>
          <table:table-cell office:value-type="float" office:value="0.7011" calcext:value-type="float">
            <text:p>0.7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7839" calcext:value-type="float">
            <text:p>168.78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7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9.0689" calcext:value-type="float">
            <text:p>169.0689</text:p>
          </table:table-cell>
          <table:table-cell office:value-type="float" office:value="1875038728" calcext:value-type="float">
            <text:p>18750387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90384.17" calcext:value-type="float">
            <text:p>11090384.1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687" calcext:value-type="float">
            <text:p>6.4687</text:p>
          </table:table-cell>
          <table:table-cell office:value-type="float" office:value="57.2784" calcext:value-type="float">
            <text:p>57.2784</text:p>
          </table:table-cell>
          <table:table-cell office:value-type="float" office:value="0.696" calcext:value-type="float">
            <text:p>0.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7183" calcext:value-type="float">
            <text:p>100.7183</text:p>
          </table:table-cell>
          <table:table-cell office:value-type="float" office:value="0.1071" calcext:value-type="float">
            <text:p>0.1071</text:p>
          </table:table-cell>
          <table:table-cell office:value-type="float" office:value="0" calcext:value-type="float">
            <text:p>0</text:p>
          </table:table-cell>
          <table:table-cell office:value-type="float" office:value="44.2674" calcext:value-type="float">
            <text:p>44.2674</text:p>
          </table:table-cell>
          <table:table-cell office:value-type="float" office:value="11.9036" calcext:value-type="float">
            <text:p>11.9036</text:p>
          </table:table-cell>
          <table:table-cell office:value-type="float" office:value="0" calcext:value-type="float">
            <text:p>0</text:p>
          </table:table-cell>
          <table:table-cell office:value-type="float" office:value="5.4563" calcext:value-type="float">
            <text:p>5.4563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0763" calcext:value-type="float">
            <text:p>169.07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8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9.2485" calcext:value-type="float">
            <text:p>169.2485</text:p>
          </table:table-cell>
          <table:table-cell office:value-type="float" office:value="1875039265" calcext:value-type="float">
            <text:p>1875039265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78613.64" calcext:value-type="float">
            <text:p>11078613.6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734" calcext:value-type="float">
            <text:p>6.3734</text:p>
          </table:table-cell>
          <table:table-cell office:value-type="float" office:value="56.908" calcext:value-type="float">
            <text:p>56.908</text:p>
          </table:table-cell>
          <table:table-cell office:value-type="float" office:value="0.735" calcext:value-type="float">
            <text:p>0.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8973" calcext:value-type="float">
            <text:p>99.8973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44.5989" calcext:value-type="float">
            <text:p>44.5989</text:p>
          </table:table-cell>
          <table:table-cell office:value-type="float" office:value="15.3063" calcext:value-type="float">
            <text:p>15.3063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4778" calcext:value-type="float">
            <text:p>3.4778</text:p>
          </table:table-cell>
          <table:table-cell office:value-type="float" office:value="0.682" calcext:value-type="float">
            <text:p>0.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2559" calcext:value-type="float">
            <text:p>169.25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9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9.3587" calcext:value-type="float">
            <text:p>169.3587</text:p>
          </table:table-cell>
          <table:table-cell office:value-type="float" office:value="1875038942" calcext:value-type="float">
            <text:p>1875038942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71402.35" calcext:value-type="float">
            <text:p>11071402.3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93" calcext:value-type="float">
            <text:p>6.3193</text:p>
          </table:table-cell>
          <table:table-cell office:value-type="float" office:value="56.6556" calcext:value-type="float">
            <text:p>56.6556</text:p>
          </table:table-cell>
          <table:table-cell office:value-type="float" office:value="0.7695" calcext:value-type="float">
            <text:p>0.7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3053" calcext:value-type="float">
            <text:p>99.3053</text:p>
          </table:table-cell>
          <table:table-cell office:value-type="float" office:value="0.0539" calcext:value-type="float">
            <text:p>0.0539</text:p>
          </table:table-cell>
          <table:table-cell office:value-type="float" office:value="0" calcext:value-type="float">
            <text:p>0</text:p>
          </table:table-cell>
          <table:table-cell office:value-type="float" office:value="45.0204" calcext:value-type="float">
            <text:p>45.0204</text:p>
          </table:table-cell>
          <table:table-cell office:value-type="float" office:value="15.1618" calcext:value-type="float">
            <text:p>15.16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4.1288" calcext:value-type="float">
            <text:p>4.1288</text:p>
          </table:table-cell>
          <table:table-cell office:value-type="float" office:value="0.6893" calcext:value-type="float">
            <text:p>0.6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3662" calcext:value-type="float">
            <text:p>169.36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10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9.6525" calcext:value-type="float">
            <text:p>169.6525</text:p>
          </table:table-cell>
          <table:table-cell office:value-type="float" office:value="1875038829" calcext:value-type="float">
            <text:p>187503882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52231.72" calcext:value-type="float">
            <text:p>11052231.7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696102" calcext:value-type="float">
            <text:p>1696102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0512" calcext:value-type="float">
            <text:p>7.0512</text:p>
          </table:table-cell>
          <table:table-cell office:value-type="float" office:value="57.7836" calcext:value-type="float">
            <text:p>57.7836</text:p>
          </table:table-cell>
          <table:table-cell office:value-type="float" office:value="0.6381" calcext:value-type="float">
            <text:p>0.6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0915" calcext:value-type="float">
            <text:p>102.0915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44.2208" calcext:value-type="float">
            <text:p>44.2208</text:p>
          </table:table-cell>
          <table:table-cell office:value-type="float" office:value="13.3816" calcext:value-type="float">
            <text:p>13.3816</text:p>
          </table:table-cell>
          <table:table-cell office:value-type="float" office:value="0" calcext:value-type="float">
            <text:p>0</text:p>
          </table:table-cell>
          <table:table-cell office:value-type="float" office:value="3.4883" calcext:value-type="float">
            <text:p>3.4883</text:p>
          </table:table-cell>
          <table:table-cell office:value-type="float" office:value="0.6961" calcext:value-type="float">
            <text:p>0.6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66" calcext:value-type="float">
            <text:p>169.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11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9.7019" calcext:value-type="float">
            <text:p>169.7019</text:p>
          </table:table-cell>
          <table:table-cell office:value-type="float" office:value="1875038740" calcext:value-type="float">
            <text:p>187503874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49017.55" calcext:value-type="float">
            <text:p>11049017.5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696102" calcext:value-type="float">
            <text:p>1696102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0034" calcext:value-type="float">
            <text:p>7.0034</text:p>
          </table:table-cell>
          <table:table-cell office:value-type="float" office:value="57.8294" calcext:value-type="float">
            <text:p>57.8294</text:p>
          </table:table-cell>
          <table:table-cell office:value-type="float" office:value="0.6405" calcext:value-type="float">
            <text:p>0.6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1801" calcext:value-type="float">
            <text:p>102.1801</text:p>
          </table:table-cell>
          <table:table-cell office:value-type="float" office:value="0.0537" calcext:value-type="float">
            <text:p>0.0537</text:p>
          </table:table-cell>
          <table:table-cell office:value-type="float" office:value="0" calcext:value-type="float">
            <text:p>0</text:p>
          </table:table-cell>
          <table:table-cell office:value-type="float" office:value="43.908" calcext:value-type="float">
            <text:p>43.908</text:p>
          </table:table-cell>
          <table:table-cell office:value-type="float" office:value="12.6247" calcext:value-type="float">
            <text:p>12.6247</text:p>
          </table:table-cell>
          <table:table-cell office:value-type="float" office:value="0" calcext:value-type="float">
            <text:p>0</text:p>
          </table:table-cell>
          <table:table-cell office:value-type="float" office:value="4.125" calcext:value-type="float">
            <text:p>4.125</text:p>
          </table:table-cell>
          <table:table-cell office:value-type="float" office:value="0.7033" calcext:value-type="float">
            <text:p>0.7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7093" calcext:value-type="float">
            <text:p>169.70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12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0.5061" calcext:value-type="float">
            <text:p>170.5061</text:p>
          </table:table-cell>
          <table:table-cell office:value-type="float" office:value="1875038802" calcext:value-type="float">
            <text:p>187503880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996898.46" calcext:value-type="float">
            <text:p>10996898.4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874" calcext:value-type="float">
            <text:p>6.4874</text:p>
          </table:table-cell>
          <table:table-cell office:value-type="float" office:value="56.415" calcext:value-type="float">
            <text:p>56.415</text:p>
          </table:table-cell>
          <table:table-cell office:value-type="float" office:value="0.8039" calcext:value-type="float">
            <text:p>0.8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7433" calcext:value-type="float">
            <text:p>98.7433</text:p>
          </table:table-cell>
          <table:table-cell office:value-type="float" office:value="0.1071" calcext:value-type="float">
            <text:p>0.1071</text:p>
          </table:table-cell>
          <table:table-cell office:value-type="float" office:value="0" calcext:value-type="float">
            <text:p>0</text:p>
          </table:table-cell>
          <table:table-cell office:value-type="float" office:value="45.468" calcext:value-type="float">
            <text:p>45.468</text:p>
          </table:table-cell>
          <table:table-cell office:value-type="float" office:value="15.0909" calcext:value-type="float">
            <text:p>15.0909</text:p>
          </table:table-cell>
          <table:table-cell office:value-type="float" office:value="0" calcext:value-type="float">
            <text:p>0</text:p>
          </table:table-cell>
          <table:table-cell office:value-type="float" office:value="5.4593" calcext:value-type="float">
            <text:p>5.4593</text:p>
          </table:table-cell>
          <table:table-cell office:value-type="float" office:value="0.6973" calcext:value-type="float">
            <text:p>0.6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5137" calcext:value-type="float">
            <text:p>170.51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D13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0.7148" calcext:value-type="float">
            <text:p>170.7148</text:p>
          </table:table-cell>
          <table:table-cell office:value-type="float" office:value="1875039415" calcext:value-type="float">
            <text:p>1875039415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983457.51" calcext:value-type="float">
            <text:p>10983457.5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696102" calcext:value-type="float">
            <text:p>1696102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028" calcext:value-type="float">
            <text:p>7.028</text:p>
          </table:table-cell>
          <table:table-cell office:value-type="float" office:value="57.8082" calcext:value-type="float">
            <text:p>57.8082</text:p>
          </table:table-cell>
          <table:table-cell office:value-type="float" office:value="0.6198" calcext:value-type="float">
            <text:p>0.6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1493" calcext:value-type="float">
            <text:p>102.149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44.6377" calcext:value-type="float">
            <text:p>44.6377</text:p>
          </table:table-cell>
          <table:table-cell office:value-type="float" office:value="14.6139" calcext:value-type="float">
            <text:p>14.613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0821" calcext:value-type="float">
            <text:p>3.0821</text:p>
          </table:table-cell>
          <table:table-cell office:value-type="float" office:value="0.687" calcext:value-type="float">
            <text:p>0.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7223" calcext:value-type="float">
            <text:p>170.72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D14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0.8848" calcext:value-type="float">
            <text:p>170.8848</text:p>
          </table:table-cell>
          <table:table-cell office:value-type="float" office:value="1875040206" calcext:value-type="float">
            <text:p>1875040206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972532.98" calcext:value-type="float">
            <text:p>10972532.9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64" calcext:value-type="float">
            <text:p>6.464</text:p>
          </table:table-cell>
          <table:table-cell office:value-type="float" office:value="58.607" calcext:value-type="float">
            <text:p>58.607</text:p>
          </table:table-cell>
          <table:table-cell office:value-type="float" office:value="0.6748" calcext:value-type="float">
            <text:p>0.6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2805" calcext:value-type="float">
            <text:p>103.280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" calcext:value-type="float">
            <text:p>0</text:p>
          </table:table-cell>
          <table:table-cell office:value-type="float" office:value="45.451" calcext:value-type="float">
            <text:p>45.451</text:p>
          </table:table-cell>
          <table:table-cell office:value-type="float" office:value="15.6164" calcext:value-type="float">
            <text:p>15.6164</text:p>
          </table:table-cell>
          <table:table-cell office:value-type="float" office:value="0.0002" calcext:value-type="float">
            <text:p>0.0002</text:p>
          </table:table-cell>
          <table:table-cell office:value-type="float" office:value="3.0903" calcext:value-type="float">
            <text:p>3.0903</text:p>
          </table:table-cell>
          <table:table-cell office:value-type="float" office:value="0.6777" calcext:value-type="float">
            <text:p>0.6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8923" calcext:value-type="float">
            <text:p>170.89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5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1.345" calcext:value-type="float">
            <text:p>171.345</text:p>
          </table:table-cell>
          <table:table-cell office:value-type="float" office:value="1875038723" calcext:value-type="float">
            <text:p>18750387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943059.26" calcext:value-type="float">
            <text:p>10943059.2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66" calcext:value-type="float">
            <text:p>6.3366</text:p>
          </table:table-cell>
          <table:table-cell office:value-type="float" office:value="56.74" calcext:value-type="float">
            <text:p>56.74</text:p>
          </table:table-cell>
          <table:table-cell office:value-type="float" office:value="0.783" calcext:value-type="float">
            <text:p>0.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2718" calcext:value-type="float">
            <text:p>99.2718</text:p>
          </table:table-cell>
          <table:table-cell office:value-type="float" office:value="0.2141" calcext:value-type="float">
            <text:p>0.2141</text:p>
          </table:table-cell>
          <table:table-cell office:value-type="float" office:value="0" calcext:value-type="float">
            <text:p>0</text:p>
          </table:table-cell>
          <table:table-cell office:value-type="float" office:value="45.0493" calcext:value-type="float">
            <text:p>45.0493</text:p>
          </table:table-cell>
          <table:table-cell office:value-type="float" office:value="12.0746" calcext:value-type="float">
            <text:p>12.0746</text:p>
          </table:table-cell>
          <table:table-cell office:value-type="float" office:value="0" calcext:value-type="float">
            <text:p>0</text:p>
          </table:table-cell>
          <table:table-cell office:value-type="float" office:value="8.234" calcext:value-type="float">
            <text:p>8.234</text:p>
          </table:table-cell>
          <table:table-cell office:value-type="float" office:value="0.7038" calcext:value-type="float">
            <text:p>0.7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3526" calcext:value-type="float">
            <text:p>171.35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16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1.6036" calcext:value-type="float">
            <text:p>171.6036</text:p>
          </table:table-cell>
          <table:table-cell office:value-type="float" office:value="1875038724" calcext:value-type="float">
            <text:p>18750387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926567.8" calcext:value-type="float">
            <text:p>10926567.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696102" calcext:value-type="float">
            <text:p>1696102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0008" calcext:value-type="float">
            <text:p>7.0008</text:p>
          </table:table-cell>
          <table:table-cell office:value-type="float" office:value="59.2449" calcext:value-type="float">
            <text:p>59.2449</text:p>
          </table:table-cell>
          <table:table-cell office:value-type="float" office:value="0.6396" calcext:value-type="float">
            <text:p>0.6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7495" calcext:value-type="float">
            <text:p>104.7495</text:p>
          </table:table-cell>
          <table:table-cell office:value-type="float" office:value="0.1065" calcext:value-type="float">
            <text:p>0.1065</text:p>
          </table:table-cell>
          <table:table-cell office:value-type="float" office:value="0" calcext:value-type="float">
            <text:p>0</text:p>
          </table:table-cell>
          <table:table-cell office:value-type="float" office:value="45.0024" calcext:value-type="float">
            <text:p>45.0024</text:p>
          </table:table-cell>
          <table:table-cell office:value-type="float" office:value="12.1861" calcext:value-type="float">
            <text:p>12.1861</text:p>
          </table:table-cell>
          <table:table-cell office:value-type="float" office:value="0" calcext:value-type="float">
            <text:p>0</text:p>
          </table:table-cell>
          <table:table-cell office:value-type="float" office:value="5.4231" calcext:value-type="float">
            <text:p>5.4231</text:p>
          </table:table-cell>
          <table:table-cell office:value-type="float" office:value="0.7209" calcext:value-type="float">
            <text:p>0.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6112" calcext:value-type="float">
            <text:p>171.61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7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1.6573" calcext:value-type="float">
            <text:p>171.6573</text:p>
          </table:table-cell>
          <table:table-cell office:value-type="float" office:value="1875038720" calcext:value-type="float">
            <text:p>18750387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923151.96" calcext:value-type="float">
            <text:p>10923151.9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836" calcext:value-type="float">
            <text:p>6.3836</text:p>
          </table:table-cell>
          <table:table-cell office:value-type="float" office:value="57.0555" calcext:value-type="float">
            <text:p>57.0555</text:p>
          </table:table-cell>
          <table:table-cell office:value-type="float" office:value="0.7516" calcext:value-type="float">
            <text:p>0.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8859" calcext:value-type="float">
            <text:p>99.8859</text:p>
          </table:table-cell>
          <table:table-cell office:value-type="float" office:value="0.2141" calcext:value-type="float">
            <text:p>0.2141</text:p>
          </table:table-cell>
          <table:table-cell office:value-type="float" office:value="0" calcext:value-type="float">
            <text:p>0</text:p>
          </table:table-cell>
          <table:table-cell office:value-type="float" office:value="45.1298" calcext:value-type="float">
            <text:p>45.1298</text:p>
          </table:table-cell>
          <table:table-cell office:value-type="float" office:value="11.5807" calcext:value-type="float">
            <text:p>11.5807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.708" calcext:value-type="float">
            <text:p>0.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6648" calcext:value-type="float">
            <text:p>171.66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8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1.8909" calcext:value-type="float">
            <text:p>171.8909</text:p>
          </table:table-cell>
          <table:table-cell office:value-type="float" office:value="1875038727" calcext:value-type="float">
            <text:p>18750387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908304.02" calcext:value-type="float">
            <text:p>10908304.0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2947" calcext:value-type="float">
            <text:p>6.2947</text:p>
          </table:table-cell>
          <table:table-cell office:value-type="float" office:value="56.4581" calcext:value-type="float">
            <text:p>56.4581</text:p>
          </table:table-cell>
          <table:table-cell office:value-type="float" office:value="0.8124" calcext:value-type="float">
            <text:p>0.8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7636" calcext:value-type="float">
            <text:p>98.7636</text:p>
          </table:table-cell>
          <table:table-cell office:value-type="float" office:value="0.214" calcext:value-type="float">
            <text:p>0.214</text:p>
          </table:table-cell>
          <table:table-cell office:value-type="float" office:value="0" calcext:value-type="float">
            <text:p>0</text:p>
          </table:table-cell>
          <table:table-cell office:value-type="float" office:value="45.2661" calcext:value-type="float">
            <text:p>45.2661</text:p>
          </table:table-cell>
          <table:table-cell office:value-type="float" office:value="13.1205" calcext:value-type="float">
            <text:p>13.1205</text:p>
          </table:table-cell>
          <table:table-cell office:value-type="float" office:value="0" calcext:value-type="float">
            <text:p>0</text:p>
          </table:table-cell>
          <table:table-cell office:value-type="float" office:value="8.2704" calcext:value-type="float">
            <text:p>8.2704</text:p>
          </table:table-cell>
          <table:table-cell office:value-type="float" office:value="0.7049" calcext:value-type="float">
            <text:p>0.7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8985" calcext:value-type="float">
            <text:p>171.89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19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1.9403" calcext:value-type="float">
            <text:p>171.9403</text:p>
          </table:table-cell>
          <table:table-cell office:value-type="float" office:value="1875039197" calcext:value-type="float">
            <text:p>1875039197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905170.16" calcext:value-type="float">
            <text:p>10905170.1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85" calcext:value-type="float">
            <text:p>6.3285</text:p>
          </table:table-cell>
          <table:table-cell office:value-type="float" office:value="56.3915" calcext:value-type="float">
            <text:p>56.3915</text:p>
          </table:table-cell>
          <table:table-cell office:value-type="float" office:value="0.801" calcext:value-type="float">
            <text:p>0.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7201" calcext:value-type="float">
            <text:p>98.7201</text:p>
          </table:table-cell>
          <table:table-cell office:value-type="float" office:value="0.0538" calcext:value-type="float">
            <text:p>0.0538</text:p>
          </table:table-cell>
          <table:table-cell office:value-type="float" office:value="0" calcext:value-type="float">
            <text:p>0</text:p>
          </table:table-cell>
          <table:table-cell office:value-type="float" office:value="45.8051" calcext:value-type="float">
            <text:p>45.8051</text:p>
          </table:table-cell>
          <table:table-cell office:value-type="float" office:value="17.9203" calcext:value-type="float">
            <text:p>17.92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4.1396" calcext:value-type="float">
            <text:p>4.1396</text:p>
          </table:table-cell>
          <table:table-cell office:value-type="float" office:value="0.6916" calcext:value-type="float">
            <text:p>0.6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9479" calcext:value-type="float">
            <text:p>171.94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D20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2.0358" calcext:value-type="float">
            <text:p>172.0358</text:p>
          </table:table-cell>
          <table:table-cell office:value-type="float" office:value="1875041844" calcext:value-type="float">
            <text:p>1875041844</text:p>
          </table:table-cell>
          <table:table-cell office:value-type="float" office:value="0" calcext:value-type="float">
            <text:p>0</text:p>
          </table:table-cell>
          <table:table-cell office:value-type="float" office:value="3125" calcext:value-type="float">
            <text:p>3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899116.96" calcext:value-type="float">
            <text:p>10899116.9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752" calcext:value-type="float">
            <text:p>6.3752</text:p>
          </table:table-cell>
          <table:table-cell office:value-type="float" office:value="56.8637" calcext:value-type="float">
            <text:p>56.8637</text:p>
          </table:table-cell>
          <table:table-cell office:value-type="float" office:value="0.7185" calcext:value-type="float">
            <text:p>0.7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8327" calcext:value-type="float">
            <text:p>99.8327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45.7654" calcext:value-type="float">
            <text:p>45.7654</text:p>
          </table:table-cell>
          <table:table-cell office:value-type="float" office:value="17.6813" calcext:value-type="float">
            <text:p>17.68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3.1105" calcext:value-type="float">
            <text:p>3.1105</text:p>
          </table:table-cell>
          <table:table-cell office:value-type="float" office:value="0.6801" calcext:value-type="float">
            <text:p>0.6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.0434" calcext:value-type="float">
            <text:p>172.04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21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2.0392" calcext:value-type="float">
            <text:p>172.0392</text:p>
          </table:table-cell>
          <table:table-cell office:value-type="float" office:value="1875040081" calcext:value-type="float">
            <text:p>1875040081</text:p>
          </table:table-cell>
          <table:table-cell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898906.63" calcext:value-type="float">
            <text:p>10898906.6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068" calcext:value-type="float">
            <text:p>6.3068</text:p>
          </table:table-cell>
          <table:table-cell office:value-type="float" office:value="58.0456" calcext:value-type="float">
            <text:p>58.0456</text:p>
          </table:table-cell>
          <table:table-cell office:value-type="float" office:value="0.7656" calcext:value-type="float">
            <text:p>0.7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8259" calcext:value-type="float">
            <text:p>101.8259</text:p>
          </table:table-cell>
          <table:table-cell office:value-type="float" office:value="0.0271" calcext:value-type="float">
            <text:p>0.0271</text:p>
          </table:table-cell>
          <table:table-cell office:value-type="float" office:value="0" calcext:value-type="float">
            <text:p>0</text:p>
          </table:table-cell>
          <table:table-cell office:value-type="float" office:value="46.1222" calcext:value-type="float">
            <text:p>46.1222</text:p>
          </table:table-cell>
          <table:table-cell office:value-type="float" office:value="17.7481" calcext:value-type="float">
            <text:p>17.7481</text:p>
          </table:table-cell>
          <table:table-cell office:value-type="float" office:value="0.0002" calcext:value-type="float">
            <text:p>0.0002</text:p>
          </table:table-cell>
          <table:table-cell office:value-type="float" office:value="3.48" calcext:value-type="float">
            <text:p>3.48</text:p>
          </table:table-cell>
          <table:table-cell office:value-type="float" office:value="0.6773" calcext:value-type="float">
            <text:p>0.6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.0467" calcext:value-type="float">
            <text:p>172.04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22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2.6701" calcext:value-type="float">
            <text:p>172.6701</text:p>
          </table:table-cell>
          <table:table-cell office:value-type="float" office:value="1875038720" calcext:value-type="float">
            <text:p>18750387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859083.31" calcext:value-type="float">
            <text:p>10859083.3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8238" calcext:value-type="float">
            <text:p>6.8238</text:p>
          </table:table-cell>
          <table:table-cell office:value-type="float" office:value="57.324" calcext:value-type="float">
            <text:p>57.324</text:p>
          </table:table-cell>
          <table:table-cell office:value-type="float" office:value="0.701" calcext:value-type="float">
            <text:p>0.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618" calcext:value-type="float">
            <text:p>100.618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45.0053" calcext:value-type="float">
            <text:p>45.0053</text:p>
          </table:table-cell>
          <table:table-cell office:value-type="float" office:value="11.5319" calcext:value-type="float">
            <text:p>11.5319</text:p>
          </table:table-cell>
          <table:table-cell office:value-type="float" office:value="0" calcext:value-type="float">
            <text:p>0</text:p>
          </table:table-cell>
          <table:table-cell office:value-type="float" office:value="8.1971" calcext:value-type="float">
            <text:p>8.1971</text:p>
          </table:table-cell>
          <table:table-cell office:value-type="float" office:value="0.7216" calcext:value-type="float">
            <text:p>0.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.6777" calcext:value-type="float">
            <text:p>172.67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D23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3.4812" calcext:value-type="float">
            <text:p>173.4812</text:p>
          </table:table-cell>
          <table:table-cell office:value-type="float" office:value="1875043123" calcext:value-type="float">
            <text:p>1875043123</text:p>
          </table:table-cell>
          <table:table-cell office:value-type="float" office:value="0" calcext:value-type="float">
            <text:p>0</text:p>
          </table:table-cell>
          <table:table-cell office:value-type="float" office:value="4404" calcext:value-type="float">
            <text:p>44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808311.93" calcext:value-type="float">
            <text:p>10808311.9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696102" calcext:value-type="float">
            <text:p>1696102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0192" calcext:value-type="float">
            <text:p>7.0192</text:p>
          </table:table-cell>
          <table:table-cell office:value-type="float" office:value="57.7663" calcext:value-type="float">
            <text:p>57.7663</text:p>
          </table:table-cell>
          <table:table-cell office:value-type="float" office:value="0.5804" calcext:value-type="float">
            <text:p>0.5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1952" calcext:value-type="float">
            <text:p>102.195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" calcext:value-type="float">
            <text:p>0</text:p>
          </table:table-cell>
          <table:table-cell office:value-type="float" office:value="45.8688" calcext:value-type="float">
            <text:p>45.8688</text:p>
          </table:table-cell>
          <table:table-cell office:value-type="float" office:value="16.6079" calcext:value-type="float">
            <text:p>16.6079</text:p>
          </table:table-cell>
          <table:table-cell office:value-type="float" office:value="0.0006" calcext:value-type="float">
            <text:p>0.0006</text:p>
          </table:table-cell>
          <table:table-cell office:value-type="float" office:value="2.8244" calcext:value-type="float">
            <text:p>2.8244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4888" calcext:value-type="float">
            <text:p>173.48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D24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3.7901" calcext:value-type="float">
            <text:p>173.7901</text:p>
          </table:table-cell>
          <table:table-cell office:value-type="float" office:value="1875047960" calcext:value-type="float">
            <text:p>1875047960</text:p>
          </table:table-cell>
          <table:table-cell office:value-type="float" office:value="0" calcext:value-type="float">
            <text:p>0</text:p>
          </table:table-cell>
          <table:table-cell office:value-type="float" office:value="9241" calcext:value-type="float">
            <text:p>92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4115" calcext:value-type="float">
            <text:p>4115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789102.64" calcext:value-type="float">
            <text:p>10789102.6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741" calcext:value-type="float">
            <text:p>6.4741</text:p>
          </table:table-cell>
          <table:table-cell office:value-type="float" office:value="57.2454" calcext:value-type="float">
            <text:p>57.2454</text:p>
          </table:table-cell>
          <table:table-cell office:value-type="float" office:value="0.6247" calcext:value-type="float">
            <text:p>0.6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7903" calcext:value-type="float">
            <text:p>100.7903</text:p>
          </table:table-cell>
          <table:table-cell office:value-type="float" office:value="0.0069" calcext:value-type="float">
            <text:p>0.0069</text:p>
          </table:table-cell>
          <table:table-cell office:value-type="float" office:value="0" calcext:value-type="float">
            <text:p>0</text:p>
          </table:table-cell>
          <table:table-cell office:value-type="float" office:value="43.443" calcext:value-type="float">
            <text:p>43.443</text:p>
          </table:table-cell>
          <table:table-cell office:value-type="float" office:value="18.159" calcext:value-type="float">
            <text:p>18.159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829" calcext:value-type="float">
            <text:p>2.829</text:p>
          </table:table-cell>
          <table:table-cell office:value-type="float" office:value="0.6779" calcext:value-type="float">
            <text:p>0.6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7977" calcext:value-type="float">
            <text:p>173.79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25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3.8822" calcext:value-type="float">
            <text:p>173.8822</text:p>
          </table:table-cell>
          <table:table-cell office:value-type="float" office:value="1875038936" calcext:value-type="float">
            <text:p>1875038936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783386" calcext:value-type="float">
            <text:p>1078338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33" calcext:value-type="float">
            <text:p>6.3233</text:p>
          </table:table-cell>
          <table:table-cell office:value-type="float" office:value="56.2048" calcext:value-type="float">
            <text:p>56.2048</text:p>
          </table:table-cell>
          <table:table-cell office:value-type="float" office:value="0.8215" calcext:value-type="float">
            <text:p>0.8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163" calcext:value-type="float">
            <text:p>98.3163</text:p>
          </table:table-cell>
          <table:table-cell office:value-type="float" office:value="0.1072" calcext:value-type="float">
            <text:p>0.1072</text:p>
          </table:table-cell>
          <table:table-cell office:value-type="float" office:value="0" calcext:value-type="float">
            <text:p>0</text:p>
          </table:table-cell>
          <table:table-cell office:value-type="float" office:value="46.7966" calcext:value-type="float">
            <text:p>46.7966</text:p>
          </table:table-cell>
          <table:table-cell office:value-type="float" office:value="18.0648" calcext:value-type="float">
            <text:p>18.0648</text:p>
          </table:table-cell>
          <table:table-cell office:value-type="float" office:value="0" calcext:value-type="float">
            <text:p>0</text:p>
          </table:table-cell>
          <table:table-cell office:value-type="float" office:value="5.4095" calcext:value-type="float">
            <text:p>5.4095</text:p>
          </table:table-cell>
          <table:table-cell office:value-type="float" office:value="0.6882" calcext:value-type="float">
            <text:p>0.6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8899" calcext:value-type="float">
            <text:p>173.88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26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4.1111" calcext:value-type="float">
            <text:p>174.1111</text:p>
          </table:table-cell>
          <table:table-cell office:value-type="float" office:value="1875038748" calcext:value-type="float">
            <text:p>187503874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769205.42" calcext:value-type="float">
            <text:p>10769205.4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28" calcext:value-type="float">
            <text:p>6.3128</text:p>
          </table:table-cell>
          <table:table-cell office:value-type="float" office:value="56.2445" calcext:value-type="float">
            <text:p>56.2445</text:p>
          </table:table-cell>
          <table:table-cell office:value-type="float" office:value="0.8241" calcext:value-type="float">
            <text:p>0.8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085" calcext:value-type="float">
            <text:p>98.3085</text:p>
          </table:table-cell>
          <table:table-cell office:value-type="float" office:value="0.214" calcext:value-type="float">
            <text:p>0.214</text:p>
          </table:table-cell>
          <table:table-cell office:value-type="float" office:value="0" calcext:value-type="float">
            <text:p>0</text:p>
          </table:table-cell>
          <table:table-cell office:value-type="float" office:value="43.6433" calcext:value-type="float">
            <text:p>43.6433</text:p>
          </table:table-cell>
          <table:table-cell office:value-type="float" office:value="15.0613" calcext:value-type="float">
            <text:p>15.0613</text:p>
          </table:table-cell>
          <table:table-cell office:value-type="float" office:value="0" calcext:value-type="float">
            <text:p>0</text:p>
          </table:table-cell>
          <table:table-cell office:value-type="float" office:value="8.2647" calcext:value-type="float">
            <text:p>8.2647</text:p>
          </table:table-cell>
          <table:table-cell office:value-type="float" office:value="0.7222" calcext:value-type="float">
            <text:p>0.7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1188" calcext:value-type="float">
            <text:p>174.11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27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4.2459" calcext:value-type="float">
            <text:p>174.2459</text:p>
          </table:table-cell>
          <table:table-cell office:value-type="float" office:value="1875041300" calcext:value-type="float">
            <text:p>1875041300</text:p>
          </table:table-cell>
          <table:table-cell office:value-type="float" office:value="0" calcext:value-type="float">
            <text:p>0</text:p>
          </table:table-cell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760875.58" calcext:value-type="float">
            <text:p>10760875.5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24" calcext:value-type="float">
            <text:p>6.3324</text:p>
          </table:table-cell>
          <table:table-cell office:value-type="float" office:value="56.3516" calcext:value-type="float">
            <text:p>56.3516</text:p>
          </table:table-cell>
          <table:table-cell office:value-type="float" office:value="0.7947" calcext:value-type="float">
            <text:p>0.7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7248" calcext:value-type="float">
            <text:p>98.7248</text:p>
          </table:table-cell>
          <table:table-cell office:value-type="float" office:value="0.0269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office:value-type="float" office:value="46.4587" calcext:value-type="float">
            <text:p>46.4587</text:p>
          </table:table-cell>
          <table:table-cell office:value-type="float" office:value="20.7861" calcext:value-type="float">
            <text:p>20.7861</text:p>
          </table:table-cell>
          <table:table-cell office:value-type="float" office:value="0.0003" calcext:value-type="float">
            <text:p>0.0003</text:p>
          </table:table-cell>
          <table:table-cell office:value-type="float" office:value="3.472" calcext:value-type="float">
            <text:p>3.472</text:p>
          </table:table-cell>
          <table:table-cell office:value-type="float" office:value="0.685" calcext:value-type="float">
            <text:p>0.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2536" calcext:value-type="float">
            <text:p>174.25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D28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4.3967" calcext:value-type="float">
            <text:p>174.3967</text:p>
          </table:table-cell>
          <table:table-cell office:value-type="float" office:value="1875045894" calcext:value-type="float">
            <text:p>1875045894</text:p>
          </table:table-cell>
          <table:table-cell office:value-type="float" office:value="0" calcext:value-type="float">
            <text:p>0</text:p>
          </table:table-cell>
          <table:table-cell office:value-type="float" office:value="7175" calcext:value-type="float">
            <text:p>71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751573.66" calcext:value-type="float">
            <text:p>10751573.6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36" calcext:value-type="float">
            <text:p>6.3236</text:p>
          </table:table-cell>
          <table:table-cell office:value-type="float" office:value="56.5947" calcext:value-type="float">
            <text:p>56.5947</text:p>
          </table:table-cell>
          <table:table-cell office:value-type="float" office:value="0.7454" calcext:value-type="float">
            <text:p>0.7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2838" calcext:value-type="float">
            <text:p>99.2838</text:p>
          </table:table-cell>
          <table:table-cell office:value-type="float" office:value="0.0135" calcext:value-type="float">
            <text:p>0.0135</text:p>
          </table:table-cell>
          <table:table-cell office:value-type="float" office:value="0" calcext:value-type="float">
            <text:p>0</text:p>
          </table:table-cell>
          <table:table-cell office:value-type="float" office:value="46.4387" calcext:value-type="float">
            <text:p>46.4387</text:p>
          </table:table-cell>
          <table:table-cell office:value-type="float" office:value="20.5022" calcext:value-type="float">
            <text:p>20.5022</text:p>
          </table:table-cell>
          <table:table-cell office:value-type="float" office:value="0.0006" calcext:value-type="float">
            <text:p>0.0006</text:p>
          </table:table-cell>
          <table:table-cell office:value-type="float" office:value="3.1008" calcext:value-type="float">
            <text:p>3.1008</text:p>
          </table:table-cell>
          <table:table-cell office:value-type="float" office:value="0.6726" calcext:value-type="float">
            <text:p>0.6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4044" calcext:value-type="float">
            <text:p>174.40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29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4.9061" calcext:value-type="float">
            <text:p>174.9061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720260.13" calcext:value-type="float">
            <text:p>10720260.1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696102" calcext:value-type="float">
            <text:p>1696102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0037" calcext:value-type="float">
            <text:p>7.0037</text:p>
          </table:table-cell>
          <table:table-cell office:value-type="float" office:value="57.8792" calcext:value-type="float">
            <text:p>57.8792</text:p>
          </table:table-cell>
          <table:table-cell office:value-type="float" office:value="0.6442" calcext:value-type="float">
            <text:p>0.6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1935" calcext:value-type="float">
            <text:p>102.1935</text:p>
          </table:table-cell>
          <table:table-cell office:value-type="float" office:value="0.214" calcext:value-type="float">
            <text:p>0.214</text:p>
          </table:table-cell>
          <table:table-cell office:value-type="float" office:value="0" calcext:value-type="float">
            <text:p>0</text:p>
          </table:table-cell>
          <table:table-cell office:value-type="float" office:value="45.5229" calcext:value-type="float">
            <text:p>45.5229</text:p>
          </table:table-cell>
          <table:table-cell office:value-type="float" office:value="11.9536" calcext:value-type="float">
            <text:p>11.9536</text:p>
          </table:table-cell>
          <table:table-cell office:value-type="float" office:value="0" calcext:value-type="float">
            <text:p>0</text:p>
          </table:table-cell>
          <table:table-cell office:value-type="float" office:value="8.3413" calcext:value-type="float">
            <text:p>8.3413</text:p>
          </table:table-cell>
          <table:table-cell office:value-type="float" office:value="0.7326" calcext:value-type="float">
            <text:p>0.7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9138" calcext:value-type="float">
            <text:p>174.91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D30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5.1535" calcext:value-type="float">
            <text:p>175.1535</text:p>
          </table:table-cell>
          <table:table-cell office:value-type="float" office:value="1875058522" calcext:value-type="float">
            <text:p>1875058522</text:p>
          </table:table-cell>
          <table:table-cell office:value-type="float" office:value="0" calcext:value-type="float">
            <text:p>0</text:p>
          </table:table-cell>
          <table:table-cell office:value-type="float" office:value="19803" calcext:value-type="float">
            <text:p>198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5896" calcext:value-type="float">
            <text:p>5896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705115.77" calcext:value-type="float">
            <text:p>10705115.7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606" calcext:value-type="float">
            <text:p>6.3606</text:p>
          </table:table-cell>
          <table:table-cell office:value-type="float" office:value="56.8853" calcext:value-type="float">
            <text:p>56.8853</text:p>
          </table:table-cell>
          <table:table-cell office:value-type="float" office:value="0.6634" calcext:value-type="float">
            <text:p>0.6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675" calcext:value-type="float">
            <text:p>99.7675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46.8915" calcext:value-type="float">
            <text:p>46.8915</text:p>
          </table:table-cell>
          <table:table-cell office:value-type="float" office:value="20.4531" calcext:value-type="float">
            <text:p>20.4531</text:p>
          </table:table-cell>
          <table:table-cell office:value-type="float" office:value="0.0014" calcext:value-type="float">
            <text:p>0.0014</text:p>
          </table:table-cell>
          <table:table-cell office:value-type="float" office:value="2.8415" calcext:value-type="float">
            <text:p>2.8415</text:p>
          </table:table-cell>
          <table:table-cell office:value-type="float" office:value="0.6688" calcext:value-type="float">
            <text:p>0.6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1612" calcext:value-type="float">
            <text:p>175.16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31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5.2759" calcext:value-type="float">
            <text:p>175.2759</text:p>
          </table:table-cell>
          <table:table-cell office:value-type="float" office:value="1875040165" calcext:value-type="float">
            <text:p>1875040165</text:p>
          </table:table-cell>
          <table:table-cell office:value-type="float" office:value="0" calcext:value-type="float">
            <text:p>0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97640.58" calcext:value-type="float">
            <text:p>10697640.5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51" calcext:value-type="float">
            <text:p>6.3251</text:p>
          </table:table-cell>
          <table:table-cell office:value-type="float" office:value="56.1911" calcext:value-type="float">
            <text:p>56.1911</text:p>
          </table:table-cell>
          <table:table-cell office:value-type="float" office:value="0.8093" calcext:value-type="float">
            <text:p>0.8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263" calcext:value-type="float">
            <text:p>98.3263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46.7716" calcext:value-type="float">
            <text:p>46.7716</text:p>
          </table:table-cell>
          <table:table-cell office:value-type="float" office:value="21.3871" calcext:value-type="float">
            <text:p>21.3871</text:p>
          </table:table-cell>
          <table:table-cell office:value-type="float" office:value="0.0002" calcext:value-type="float">
            <text:p>0.0002</text:p>
          </table:table-cell>
          <table:table-cell office:value-type="float" office:value="4.093" calcext:value-type="float">
            <text:p>4.093</text:p>
          </table:table-cell>
          <table:table-cell office:value-type="float" office:value="0.7033" calcext:value-type="float">
            <text:p>0.7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2836" calcext:value-type="float">
            <text:p>175.28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D32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5.8899" calcext:value-type="float">
            <text:p>175.8899</text:p>
          </table:table-cell>
          <table:table-cell office:value-type="float" office:value="1875053037" calcext:value-type="float">
            <text:p>1875053037</text:p>
          </table:table-cell>
          <table:table-cell office:value-type="float" office:value="0" calcext:value-type="float">
            <text:p>0</text:p>
          </table:table-cell>
          <table:table-cell office:value-type="float" office:value="14318" calcext:value-type="float">
            <text:p>143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60294.92" calcext:value-type="float">
            <text:p>10660294.9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41" calcext:value-type="float">
            <text:p>6.3241</text:p>
          </table:table-cell>
          <table:table-cell office:value-type="float" office:value="56.3036" calcext:value-type="float">
            <text:p>56.3036</text:p>
          </table:table-cell>
          <table:table-cell office:value-type="float" office:value="0.7689" calcext:value-type="float">
            <text:p>0.7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597" calcext:value-type="float">
            <text:p>98.597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46.7715" calcext:value-type="float">
            <text:p>46.7715</text:p>
          </table:table-cell>
          <table:table-cell office:value-type="float" office:value="23.1761" calcext:value-type="float">
            <text:p>23.1761</text:p>
          </table:table-cell>
          <table:table-cell office:value-type="float" office:value="0.0011" calcext:value-type="float">
            <text:p>0.0011</text:p>
          </table:table-cell>
          <table:table-cell office:value-type="float" office:value="3.1029" calcext:value-type="float">
            <text:p>3.1029</text:p>
          </table:table-cell>
          <table:table-cell office:value-type="float" office:value="0.679" calcext:value-type="float">
            <text:p>0.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8977" calcext:value-type="float">
            <text:p>175.89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33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6.3152" calcext:value-type="float">
            <text:p>176.3152</text:p>
          </table:table-cell>
          <table:table-cell office:value-type="float" office:value="1875046178" calcext:value-type="float">
            <text:p>1875046178</text:p>
          </table:table-cell>
          <table:table-cell office:value-type="float" office:value="0" calcext:value-type="float">
            <text:p>0</text:p>
          </table:table-cell>
          <table:table-cell office:value-type="float" office:value="7459" calcext:value-type="float">
            <text:p>74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34582.61" calcext:value-type="float">
            <text:p>10634582.6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015" calcext:value-type="float">
            <text:p>6.4015</text:p>
          </table:table-cell>
          <table:table-cell office:value-type="float" office:value="56.1317" calcext:value-type="float">
            <text:p>56.1317</text:p>
          </table:table-cell>
          <table:table-cell office:value-type="float" office:value="0.8052" calcext:value-type="float">
            <text:p>0.8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2324" calcext:value-type="float">
            <text:p>98.2324</text:p>
          </table:table-cell>
          <table:table-cell office:value-type="float" office:value="0.0269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office:value-type="float" office:value="46.7331" calcext:value-type="float">
            <text:p>46.7331</text:p>
          </table:table-cell>
          <table:table-cell office:value-type="float" office:value="23.7428" calcext:value-type="float">
            <text:p>23.7428</text:p>
          </table:table-cell>
          <table:table-cell office:value-type="float" office:value="0.0006" calcext:value-type="float">
            <text:p>0.0006</text:p>
          </table:table-cell>
          <table:table-cell office:value-type="float" office:value="3.4721" calcext:value-type="float">
            <text:p>3.4721</text:p>
          </table:table-cell>
          <table:table-cell office:value-type="float" office:value="0.6764" calcext:value-type="float">
            <text:p>0.6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323" calcext:value-type="float">
            <text:p>176.3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D34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6.471" calcext:value-type="float">
            <text:p>176.471</text:p>
          </table:table-cell>
          <table:table-cell office:value-type="float" office:value="1875080443" calcext:value-type="float">
            <text:p>1875080443</text:p>
          </table:table-cell>
          <table:table-cell office:value-type="float" office:value="0" calcext:value-type="float">
            <text:p>0</text:p>
          </table:table-cell>
          <table:table-cell office:value-type="float" office:value="41724" calcext:value-type="float">
            <text:p>417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7820" calcext:value-type="float">
            <text:p>7820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25193.53" calcext:value-type="float">
            <text:p>10625193.5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22" calcext:value-type="float">
            <text:p>6.3122</text:p>
          </table:table-cell>
          <table:table-cell office:value-type="float" office:value="56.6453" calcext:value-type="float">
            <text:p>56.6453</text:p>
          </table:table-cell>
          <table:table-cell office:value-type="float" office:value="0.7015" calcext:value-type="float">
            <text:p>0.7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776" calcext:value-type="float">
            <text:p>99.1776</text:p>
          </table:table-cell>
          <table:table-cell office:value-type="float" office:value="0.0069" calcext:value-type="float">
            <text:p>0.0069</text:p>
          </table:table-cell>
          <table:table-cell office:value-type="float" office:value="0" calcext:value-type="float">
            <text:p>0</text:p>
          </table:table-cell>
          <table:table-cell office:value-type="float" office:value="47.1168" calcext:value-type="float">
            <text:p>47.1168</text:p>
          </table:table-cell>
          <table:table-cell office:value-type="float" office:value="22.9493" calcext:value-type="float">
            <text:p>22.9493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8637" calcext:value-type="float">
            <text:p>2.8637</text:p>
          </table:table-cell>
          <table:table-cell office:value-type="float" office:value="0.6857" calcext:value-type="float">
            <text:p>0.6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4788" calcext:value-type="float">
            <text:p>176.47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D35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6.7428" calcext:value-type="float">
            <text:p>176.7428</text:p>
          </table:table-cell>
          <table:table-cell office:value-type="float" office:value="1875076136" calcext:value-type="float">
            <text:p>1875076136</text:p>
          </table:table-cell>
          <table:table-cell office:value-type="float" office:value="0" calcext:value-type="float">
            <text:p>0</text:p>
          </table:table-cell>
          <table:table-cell office:value-type="float" office:value="37417" calcext:value-type="float">
            <text:p>374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203" calcext:value-type="float">
            <text:p>3203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08856.22" calcext:value-type="float">
            <text:p>10608856.2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43" calcext:value-type="float">
            <text:p>6.3243</text:p>
          </table:table-cell>
          <table:table-cell office:value-type="float" office:value="56.1392" calcext:value-type="float">
            <text:p>56.1392</text:p>
          </table:table-cell>
          <table:table-cell office:value-type="float" office:value="0.7936" calcext:value-type="float">
            <text:p>0.7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187" calcext:value-type="float">
            <text:p>98.187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46.4302" calcext:value-type="float">
            <text:p>46.4302</text:p>
          </table:table-cell>
          <table:table-cell office:value-type="float" office:value="25.2078" calcext:value-type="float">
            <text:p>25.2078</text:p>
          </table:table-cell>
          <table:table-cell office:value-type="float" office:value="0.0021" calcext:value-type="float">
            <text:p>0.0021</text:p>
          </table:table-cell>
          <table:table-cell office:value-type="float" office:value="3.1305" calcext:value-type="float">
            <text:p>3.1305</text:p>
          </table:table-cell>
          <table:table-cell office:value-type="float" office:value="0.6752" calcext:value-type="float">
            <text:p>0.6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7506" calcext:value-type="float">
            <text:p>176.75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D36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6.9208" calcext:value-type="float">
            <text:p>176.9208</text:p>
          </table:table-cell>
          <table:table-cell office:value-type="float" office:value="1875119227" calcext:value-type="float">
            <text:p>1875119227</text:p>
          </table:table-cell>
          <table:table-cell office:value-type="float" office:value="0" calcext:value-type="float">
            <text:p>0</text:p>
          </table:table-cell>
          <table:table-cell office:value-type="float" office:value="80508" calcext:value-type="float">
            <text:p>805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8862" calcext:value-type="float">
            <text:p>8862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98178.39" calcext:value-type="float">
            <text:p>10598178.3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31" calcext:value-type="float">
            <text:p>6.3331</text:p>
          </table:table-cell>
          <table:table-cell office:value-type="float" office:value="56.3384" calcext:value-type="float">
            <text:p>56.3384</text:p>
          </table:table-cell>
          <table:table-cell office:value-type="float" office:value="0.7241" calcext:value-type="float">
            <text:p>0.7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5877" calcext:value-type="float">
            <text:p>98.587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" calcext:value-type="float">
            <text:p>0</text:p>
          </table:table-cell>
          <table:table-cell office:value-type="float" office:value="43.9984" calcext:value-type="float">
            <text:p>43.9984</text:p>
          </table:table-cell>
          <table:table-cell office:value-type="float" office:value="24.4998" calcext:value-type="float">
            <text:p>24.4998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8751" calcext:value-type="float">
            <text:p>2.8751</text:p>
          </table:table-cell>
          <table:table-cell office:value-type="float" office:value="0.6709" calcext:value-type="float">
            <text:p>0.6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9286" calcext:value-type="float">
            <text:p>176.92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37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7.2366" calcext:value-type="float">
            <text:p>177.2366</text:p>
          </table:table-cell>
          <table:table-cell office:value-type="float" office:value="1875041631" calcext:value-type="float">
            <text:p>1875041631</text:p>
          </table:table-cell>
          <table:table-cell office:value-type="float" office:value="0" calcext:value-type="float">
            <text:p>0</text:p>
          </table:table-cell>
          <table:table-cell office:value-type="float" office:value="2912" calcext:value-type="float">
            <text:p>29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79297.02" calcext:value-type="float">
            <text:p>10579297.0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41" calcext:value-type="float">
            <text:p>6.3241</text:p>
          </table:table-cell>
          <table:table-cell office:value-type="float" office:value="56.0089" calcext:value-type="float">
            <text:p>56.0089</text:p>
          </table:table-cell>
          <table:table-cell office:value-type="float" office:value="0.8253" calcext:value-type="float">
            <text:p>0.8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9371" calcext:value-type="float">
            <text:p>97.9371</text:p>
          </table:table-cell>
          <table:table-cell office:value-type="float" office:value="0.0538" calcext:value-type="float">
            <text:p>0.0538</text:p>
          </table:table-cell>
          <table:table-cell office:value-type="float" office:value="0" calcext:value-type="float">
            <text:p>0</text:p>
          </table:table-cell>
          <table:table-cell office:value-type="float" office:value="46.9058" calcext:value-type="float">
            <text:p>46.9058</text:p>
          </table:table-cell>
          <table:table-cell office:value-type="float" office:value="24.3401" calcext:value-type="float">
            <text:p>24.34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4.0869" calcext:value-type="float">
            <text:p>4.0869</text:p>
          </table:table-cell>
          <table:table-cell office:value-type="float" office:value="0.6895" calcext:value-type="float">
            <text:p>0.6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.2444" calcext:value-type="float">
            <text:p>177.24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38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7.2464" calcext:value-type="float">
            <text:p>177.2464</text:p>
          </table:table-cell>
          <table:table-cell office:value-type="float" office:value="1875053365" calcext:value-type="float">
            <text:p>1875053365</text:p>
          </table:table-cell>
          <table:table-cell office:value-type="float" office:value="0" calcext:value-type="float">
            <text:p>0</text:p>
          </table:table-cell>
          <table:table-cell office:value-type="float" office:value="14646" calcext:value-type="float">
            <text:p>146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78711.49" calcext:value-type="float">
            <text:p>10578711.4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2869" calcext:value-type="float">
            <text:p>6.2869</text:p>
          </table:table-cell>
          <table:table-cell office:value-type="float" office:value="55.9706" calcext:value-type="float">
            <text:p>55.9706</text:p>
          </table:table-cell>
          <table:table-cell office:value-type="float" office:value="0.8174" calcext:value-type="float">
            <text:p>0.8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8915" calcext:value-type="float">
            <text:p>97.8915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46.2734" calcext:value-type="float">
            <text:p>46.2734</text:p>
          </table:table-cell>
          <table:table-cell office:value-type="float" office:value="25.9569" calcext:value-type="float">
            <text:p>25.9569</text:p>
          </table:table-cell>
          <table:table-cell office:value-type="float" office:value="0.0008" calcext:value-type="float">
            <text:p>0.0008</text:p>
          </table:table-cell>
          <table:table-cell office:value-type="float" office:value="3.4386" calcext:value-type="float">
            <text:p>3.4386</text:p>
          </table:table-cell>
          <table:table-cell office:value-type="float" office:value="0.685" calcext:value-type="float">
            <text:p>0.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.2542" calcext:value-type="float">
            <text:p>177.25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39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7.2781" calcext:value-type="float">
            <text:p>177.2781</text:p>
          </table:table-cell>
          <table:table-cell office:value-type="float" office:value="1875039262" calcext:value-type="float">
            <text:p>1875039262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76821.89" calcext:value-type="float">
            <text:p>10576821.8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013" calcext:value-type="float">
            <text:p>6.3013</text:p>
          </table:table-cell>
          <table:table-cell office:value-type="float" office:value="56.0367" calcext:value-type="float">
            <text:p>56.0367</text:p>
          </table:table-cell>
          <table:table-cell office:value-type="float" office:value="0.8334" calcext:value-type="float">
            <text:p>0.8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9352" calcext:value-type="float">
            <text:p>97.9352</text:p>
          </table:table-cell>
          <table:table-cell office:value-type="float" office:value="0.1072" calcext:value-type="float">
            <text:p>0.1072</text:p>
          </table:table-cell>
          <table:table-cell office:value-type="float" office:value="0" calcext:value-type="float">
            <text:p>0</text:p>
          </table:table-cell>
          <table:table-cell office:value-type="float" office:value="47.63" calcext:value-type="float">
            <text:p>47.63</text:p>
          </table:table-cell>
          <table:table-cell office:value-type="float" office:value="21.5748" calcext:value-type="float">
            <text:p>21.5748</text:p>
          </table:table-cell>
          <table:table-cell office:value-type="float" office:value="0.0001" calcext:value-type="float">
            <text:p>0.0001</text:p>
          </table:table-cell>
          <table:table-cell office:value-type="float" office:value="5.3893" calcext:value-type="float">
            <text:p>5.3893</text:p>
          </table:table-cell>
          <table:table-cell office:value-type="float" office:value="0.6955" calcext:value-type="float">
            <text:p>0.6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.2859" calcext:value-type="float">
            <text:p>177.28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D40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7.4063" calcext:value-type="float">
            <text:p>177.4063</text:p>
          </table:table-cell>
          <table:table-cell office:value-type="float" office:value="1875108887" calcext:value-type="float">
            <text:p>1875108887</text:p>
          </table:table-cell>
          <table:table-cell office:value-type="float" office:value="0" calcext:value-type="float">
            <text:p>0</text:p>
          </table:table-cell>
          <table:table-cell office:value-type="float" office:value="70168" calcext:value-type="float">
            <text:p>701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390" calcext:value-type="float">
            <text:p>3390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69179.72" calcext:value-type="float">
            <text:p>10569179.7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1" calcext:value-type="float">
            <text:p>6.311</text:p>
          </table:table-cell>
          <table:table-cell office:value-type="float" office:value="55.9858" calcext:value-type="float">
            <text:p>55.9858</text:p>
          </table:table-cell>
          <table:table-cell office:value-type="float" office:value="0.8044" calcext:value-type="float">
            <text:p>0.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8585" calcext:value-type="float">
            <text:p>97.8585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46.3168" calcext:value-type="float">
            <text:p>46.3168</text:p>
          </table:table-cell>
          <table:table-cell office:value-type="float" office:value="26.7236" calcext:value-type="float">
            <text:p>26.7236</text:p>
          </table:table-cell>
          <table:table-cell office:value-type="float" office:value="0.0038" calcext:value-type="float">
            <text:p>0.0038</text:p>
          </table:table-cell>
          <table:table-cell office:value-type="float" office:value="3.1126" calcext:value-type="float">
            <text:p>3.1126</text:p>
          </table:table-cell>
          <table:table-cell office:value-type="float" office:value="0.6895" calcext:value-type="float">
            <text:p>0.6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.4141" calcext:value-type="float">
            <text:p>177.41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D41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8.1351" calcext:value-type="float">
            <text:p>178.1351</text:p>
          </table:table-cell>
          <table:table-cell office:value-type="float" office:value="1875385350" calcext:value-type="float">
            <text:p>1875385350</text:p>
          </table:table-cell>
          <table:table-cell office:value-type="float" office:value="0" calcext:value-type="float">
            <text:p>0</text:p>
          </table:table-cell>
          <table:table-cell office:value-type="float" office:value="346631" calcext:value-type="float">
            <text:p>346631</text:p>
          </table:table-cell>
          <table:table-cell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0637" calcext:value-type="float">
            <text:p>1063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25938.51" calcext:value-type="float">
            <text:p>10525938.5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69" calcext:value-type="float">
            <text:p>6.3369</text:p>
          </table:table-cell>
          <table:table-cell office:value-type="float" office:value="56.0436" calcext:value-type="float">
            <text:p>56.0436</text:p>
          </table:table-cell>
          <table:table-cell office:value-type="float" office:value="0.7607" calcext:value-type="float">
            <text:p>0.7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9146" calcext:value-type="float">
            <text:p>97.9146</text:p>
          </table:table-cell>
          <table:table-cell office:value-type="float" office:value="0.0069" calcext:value-type="float">
            <text:p>0.0069</text:p>
          </table:table-cell>
          <table:table-cell office:value-type="float" office:value="0" calcext:value-type="float">
            <text:p>0</text:p>
          </table:table-cell>
          <table:table-cell office:value-type="float" office:value="47.0238" calcext:value-type="float">
            <text:p>47.0238</text:p>
          </table:table-cell>
          <table:table-cell office:value-type="float" office:value="27.1913" calcext:value-type="float">
            <text:p>27.1913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8614" calcext:value-type="float">
            <text:p>2.8614</text:p>
          </table:table-cell>
          <table:table-cell office:value-type="float" office:value="0.6688" calcext:value-type="float">
            <text:p>0.6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1429" calcext:value-type="float">
            <text:p>178.1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42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8.1951" calcext:value-type="float">
            <text:p>178.1951</text:p>
          </table:table-cell>
          <table:table-cell office:value-type="float" office:value="1875038827" calcext:value-type="float">
            <text:p>1875038827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22393.38" calcext:value-type="float">
            <text:p>10522393.3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11" calcext:value-type="float">
            <text:p>6.3211</text:p>
          </table:table-cell>
          <table:table-cell office:value-type="float" office:value="56.1525" calcext:value-type="float">
            <text:p>56.1525</text:p>
          </table:table-cell>
          <table:table-cell office:value-type="float" office:value="0.8362" calcext:value-type="float">
            <text:p>0.8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0539" calcext:value-type="float">
            <text:p>98.0539</text:p>
          </table:table-cell>
          <table:table-cell office:value-type="float" office:value="0.2139" calcext:value-type="float">
            <text:p>0.2139</text:p>
          </table:table-cell>
          <table:table-cell office:value-type="float" office:value="0" calcext:value-type="float">
            <text:p>0</text:p>
          </table:table-cell>
          <table:table-cell office:value-type="float" office:value="48.6894" calcext:value-type="float">
            <text:p>48.6894</text:p>
          </table:table-cell>
          <table:table-cell office:value-type="float" office:value="18.1106" calcext:value-type="float">
            <text:p>18.1106</text:p>
          </table:table-cell>
          <table:table-cell office:value-type="float" office:value="0" calcext:value-type="float">
            <text:p>0</text:p>
          </table:table-cell>
          <table:table-cell office:value-type="float" office:value="8.2558" calcext:value-type="float">
            <text:p>8.2558</text:p>
          </table:table-cell>
          <table:table-cell office:value-type="float" office:value="0.7002" calcext:value-type="float">
            <text:p>0.7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2029" calcext:value-type="float">
            <text:p>178.20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D43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8.2947" calcext:value-type="float">
            <text:p>178.2947</text:p>
          </table:table-cell>
          <table:table-cell office:value-type="float" office:value="1875226348" calcext:value-type="float">
            <text:p>1875226348</text:p>
          </table:table-cell>
          <table:table-cell office:value-type="float" office:value="0" calcext:value-type="float">
            <text:p>0</text:p>
          </table:table-cell>
          <table:table-cell office:value-type="float" office:value="187629" calcext:value-type="float">
            <text:p>187629</text:p>
          </table:table-cell>
          <table:table-cell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0248" calcext:value-type="float">
            <text:p>10248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16516.36" calcext:value-type="float">
            <text:p>10516516.3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84" calcext:value-type="float">
            <text:p>6.3184</text:p>
          </table:table-cell>
          <table:table-cell office:value-type="float" office:value="56.1311" calcext:value-type="float">
            <text:p>56.1311</text:p>
          </table:table-cell>
          <table:table-cell office:value-type="float" office:value="0.7447" calcext:value-type="float">
            <text:p>0.7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1846" calcext:value-type="float">
            <text:p>98.1846</text:p>
          </table:table-cell>
          <table:table-cell office:value-type="float" office:value="0.0069" calcext:value-type="float">
            <text:p>0.0069</text:p>
          </table:table-cell>
          <table:table-cell office:value-type="float" office:value="0" calcext:value-type="float">
            <text:p>0</text:p>
          </table:table-cell>
          <table:table-cell office:value-type="float" office:value="47.6756" calcext:value-type="float">
            <text:p>47.6756</text:p>
          </table:table-cell>
          <table:table-cell office:value-type="float" office:value="26.0426" calcext:value-type="float">
            <text:p>26.0426</text:p>
          </table:table-cell>
          <table:table-cell office:value-type="float" office:value="0.0093" calcext:value-type="float">
            <text:p>0.0093</text:p>
          </table:table-cell>
          <table:table-cell office:value-type="float" office:value="2.8736" calcext:value-type="float">
            <text:p>2.8736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3025" calcext:value-type="float">
            <text:p>178.30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44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8.6584" calcext:value-type="float">
            <text:p>178.6584</text:p>
          </table:table-cell>
          <table:table-cell office:value-type="float" office:value="1875038723" calcext:value-type="float">
            <text:p>18750387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95108.23" calcext:value-type="float">
            <text:p>10495108.2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23" calcext:value-type="float">
            <text:p>6.3223</text:p>
          </table:table-cell>
          <table:table-cell office:value-type="float" office:value="56.644" calcext:value-type="float">
            <text:p>56.644</text:p>
          </table:table-cell>
          <table:table-cell office:value-type="float" office:value="0.8173" calcext:value-type="float">
            <text:p>0.8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7545" calcext:value-type="float">
            <text:p>98.7545</text:p>
          </table:table-cell>
          <table:table-cell office:value-type="float" office:value="0.4282" calcext:value-type="float">
            <text:p>0.4282</text:p>
          </table:table-cell>
          <table:table-cell office:value-type="float" office:value="0" calcext:value-type="float">
            <text:p>0</text:p>
          </table:table-cell>
          <table:table-cell office:value-type="float" office:value="47.3274" calcext:value-type="float">
            <text:p>47.3274</text:p>
          </table:table-cell>
          <table:table-cell office:value-type="float" office:value="11.9141" calcext:value-type="float">
            <text:p>11.9141</text:p>
          </table:table-cell>
          <table:table-cell office:value-type="float" office:value="0" calcext:value-type="float">
            <text:p>0</text:p>
          </table:table-cell>
          <table:table-cell office:value-type="float" office:value="13.8961" calcext:value-type="float">
            <text:p>13.8961</text:p>
          </table:table-cell>
          <table:table-cell office:value-type="float" office:value="0.7131" calcext:value-type="float">
            <text:p>0.7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6662" calcext:value-type="float">
            <text:p>178.66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D45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8.8303" calcext:value-type="float">
            <text:p>178.8303</text:p>
          </table:table-cell>
          <table:table-cell office:value-type="float" office:value="1875100185" calcext:value-type="float">
            <text:p>1875100185</text:p>
          </table:table-cell>
          <table:table-cell office:value-type="float" office:value="0" calcext:value-type="float">
            <text:p>0</text:p>
          </table:table-cell>
          <table:table-cell office:value-type="float" office:value="61466" calcext:value-type="float">
            <text:p>614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0770" calcext:value-type="float">
            <text:p>20770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85017.2" calcext:value-type="float">
            <text:p>10485017.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83" calcext:value-type="float">
            <text:p>6.483</text:p>
          </table:table-cell>
          <table:table-cell office:value-type="float" office:value="58.6362" calcext:value-type="float">
            <text:p>58.6362</text:p>
          </table:table-cell>
          <table:table-cell office:value-type="float" office:value="0.5554" calcext:value-type="float">
            <text:p>0.5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2243" calcext:value-type="float">
            <text:p>103.224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49.4477" calcext:value-type="float">
            <text:p>49.4477</text:p>
          </table:table-cell>
          <table:table-cell office:value-type="float" office:value="20.9085" calcext:value-type="float">
            <text:p>20.9085</text:p>
          </table:table-cell>
          <table:table-cell office:value-type="float" office:value="0.0038" calcext:value-type="float">
            <text:p>0.0038</text:p>
          </table:table-cell>
          <table:table-cell office:value-type="float" office:value="2.625" calcext:value-type="float">
            <text:p>2.625</text:p>
          </table:table-cell>
          <table:table-cell office:value-type="float" office:value="0.6772" calcext:value-type="float">
            <text:p>0.6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8382" calcext:value-type="float">
            <text:p>178.8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46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8.9055" calcext:value-type="float">
            <text:p>178.9055</text:p>
          </table:table-cell>
          <table:table-cell office:value-type="float" office:value="1875038722" calcext:value-type="float">
            <text:p>1875038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80609.47" calcext:value-type="float">
            <text:p>10480609.4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578" calcext:value-type="float">
            <text:p>6.3578</text:p>
          </table:table-cell>
          <table:table-cell office:value-type="float" office:value="56.8701" calcext:value-type="float">
            <text:p>56.8701</text:p>
          </table:table-cell>
          <table:table-cell office:value-type="float" office:value="0.7815" calcext:value-type="float">
            <text:p>0.7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3088" calcext:value-type="float">
            <text:p>99.3088</text:p>
          </table:table-cell>
          <table:table-cell office:value-type="float" office:value="0.4283" calcext:value-type="float">
            <text:p>0.4283</text:p>
          </table:table-cell>
          <table:table-cell office:value-type="float" office:value="0" calcext:value-type="float">
            <text:p>0</text:p>
          </table:table-cell>
          <table:table-cell office:value-type="float" office:value="47.4966" calcext:value-type="float">
            <text:p>47.4966</text:p>
          </table:table-cell>
          <table:table-cell office:value-type="float" office:value="11.4272" calcext:value-type="float">
            <text:p>11.4272</text:p>
          </table:table-cell>
          <table:table-cell office:value-type="float" office:value="0" calcext:value-type="float">
            <text:p>0</text:p>
          </table:table-cell>
          <table:table-cell office:value-type="float" office:value="13.8166" calcext:value-type="float">
            <text:p>13.8166</text:p>
          </table:table-cell>
          <table:table-cell office:value-type="float" office:value="0.7041" calcext:value-type="float">
            <text:p>0.7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9134" calcext:value-type="float">
            <text:p>178.913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D47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8.9229" calcext:value-type="float">
            <text:p>178.9229</text:p>
          </table:table-cell>
          <table:table-cell office:value-type="float" office:value="1875159641" calcext:value-type="float">
            <text:p>1875159641</text:p>
          </table:table-cell>
          <table:table-cell office:value-type="float" office:value="0" calcext:value-type="float">
            <text:p>0</text:p>
          </table:table-cell>
          <table:table-cell office:value-type="float" office:value="120922" calcext:value-type="float">
            <text:p>120922</text:p>
          </table:table-cell>
          <table:table-cell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6349" calcext:value-type="float">
            <text:p>26349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79588.78" calcext:value-type="float">
            <text:p>10479588.7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78" calcext:value-type="float">
            <text:p>6.3478</text:p>
          </table:table-cell>
          <table:table-cell office:value-type="float" office:value="56.8853" calcext:value-type="float">
            <text:p>56.8853</text:p>
          </table:table-cell>
          <table:table-cell office:value-type="float" office:value="0.5924" calcext:value-type="float">
            <text:p>0.5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723" calcext:value-type="float">
            <text:p>99.772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49.225" calcext:value-type="float">
            <text:p>49.225</text:p>
          </table:table-cell>
          <table:table-cell office:value-type="float" office:value="22.6423" calcext:value-type="float">
            <text:p>22.6423</text:p>
          </table:table-cell>
          <table:table-cell office:value-type="float" office:value="0.0065" calcext:value-type="float">
            <text:p>0.0065</text:p>
          </table:table-cell>
          <table:table-cell office:value-type="float" office:value="2.6612" calcext:value-type="float">
            <text:p>2.6612</text:p>
          </table:table-cell>
          <table:table-cell office:value-type="float" office:value="0.6748" calcext:value-type="float">
            <text:p>0.6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9308" calcext:value-type="float">
            <text:p>178.93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D48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8.9455" calcext:value-type="float">
            <text:p>178.9455</text:p>
          </table:table-cell>
          <table:table-cell office:value-type="float" office:value="1875196209" calcext:value-type="float">
            <text:p>1875196209</text:p>
          </table:table-cell>
          <table:table-cell office:value-type="float" office:value="0" calcext:value-type="float">
            <text:p>0</text:p>
          </table:table-cell>
          <table:table-cell office:value-type="float" office:value="157490" calcext:value-type="float">
            <text:p>157490</text:p>
          </table:table-cell>
          <table:table-cell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656" calcext:value-type="float">
            <text:p>3656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78268.3" calcext:value-type="float">
            <text:p>10478268.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095" calcext:value-type="float">
            <text:p>6.3095</text:p>
          </table:table-cell>
          <table:table-cell office:value-type="float" office:value="55.9039" calcext:value-type="float">
            <text:p>55.9039</text:p>
          </table:table-cell>
          <table:table-cell office:value-type="float" office:value="0.8252" calcext:value-type="float">
            <text:p>0.8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5236" calcext:value-type="float">
            <text:p>97.523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46.5006" calcext:value-type="float">
            <text:p>46.5006</text:p>
          </table:table-cell>
          <table:table-cell office:value-type="float" office:value="28.8787" calcext:value-type="float">
            <text:p>28.8787</text:p>
          </table:table-cell>
          <table:table-cell office:value-type="float" office:value="0.0073" calcext:value-type="float">
            <text:p>0.0073</text:p>
          </table:table-cell>
          <table:table-cell office:value-type="float" office:value="3.0976" calcext:value-type="float">
            <text:p>3.0976</text:p>
          </table:table-cell>
          <table:table-cell office:value-type="float" office:value="0.6705" calcext:value-type="float">
            <text:p>0.6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9534" calcext:value-type="float">
            <text:p>178.95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49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8.9984" calcext:value-type="float">
            <text:p>178.9984</text:p>
          </table:table-cell>
          <table:table-cell office:value-type="float" office:value="1875072816" calcext:value-type="float">
            <text:p>1875072816</text:p>
          </table:table-cell>
          <table:table-cell office:value-type="float" office:value="0" calcext:value-type="float">
            <text:p>0</text:p>
          </table:table-cell>
          <table:table-cell office:value-type="float" office:value="34097" calcext:value-type="float">
            <text:p>340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75167.58" calcext:value-type="float">
            <text:p>10475167.5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2909" calcext:value-type="float">
            <text:p>6.2909</text:p>
          </table:table-cell>
          <table:table-cell office:value-type="float" office:value="55.9087" calcext:value-type="float">
            <text:p>55.9087</text:p>
          </table:table-cell>
          <table:table-cell office:value-type="float" office:value="0.8417" calcext:value-type="float">
            <text:p>0.8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6511" calcext:value-type="float">
            <text:p>97.6511</text:p>
          </table:table-cell>
          <table:table-cell office:value-type="float" office:value="0.0269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office:value-type="float" office:value="46.5263" calcext:value-type="float">
            <text:p>46.5263</text:p>
          </table:table-cell>
          <table:table-cell office:value-type="float" office:value="28.2581" calcext:value-type="float">
            <text:p>28.2581</text:p>
          </table:table-cell>
          <table:table-cell office:value-type="float" office:value="0.0018" calcext:value-type="float">
            <text:p>0.0018</text:p>
          </table:table-cell>
          <table:table-cell office:value-type="float" office:value="3.4272" calcext:value-type="float">
            <text:p>3.4272</text:p>
          </table:table-cell>
          <table:table-cell office:value-type="float" office:value="0.6788" calcext:value-type="float">
            <text:p>0.6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0065" calcext:value-type="float">
            <text:p>179.00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50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9.0316" calcext:value-type="float">
            <text:p>179.0316</text:p>
          </table:table-cell>
          <table:table-cell office:value-type="float" office:value="1875038726" calcext:value-type="float">
            <text:p>18750387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73227.5" calcext:value-type="float">
            <text:p>10473227.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14" calcext:value-type="float">
            <text:p>6.3114</text:p>
          </table:table-cell>
          <table:table-cell office:value-type="float" office:value="56.4147" calcext:value-type="float">
            <text:p>56.4147</text:p>
          </table:table-cell>
          <table:table-cell office:value-type="float" office:value="0.8291" calcext:value-type="float">
            <text:p>0.8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741" calcext:value-type="float">
            <text:p>98.3741</text:p>
          </table:table-cell>
          <table:table-cell office:value-type="float" office:value="0.4276" calcext:value-type="float">
            <text:p>0.4276</text:p>
          </table:table-cell>
          <table:table-cell office:value-type="float" office:value="0" calcext:value-type="float">
            <text:p>0</text:p>
          </table:table-cell>
          <table:table-cell office:value-type="float" office:value="47.4004" calcext:value-type="float">
            <text:p>47.4004</text:p>
          </table:table-cell>
          <table:table-cell office:value-type="float" office:value="12.9129" calcext:value-type="float">
            <text:p>12.9129</text:p>
          </table:table-cell>
          <table:table-cell office:value-type="float" office:value="0" calcext:value-type="float">
            <text:p>0</text:p>
          </table:table-cell>
          <table:table-cell office:value-type="float" office:value="13.5095" calcext:value-type="float">
            <text:p>13.5095</text:p>
          </table:table-cell>
          <table:table-cell office:value-type="float" office:value="0.7102" calcext:value-type="float">
            <text:p>0.7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0395" calcext:value-type="float">
            <text:p>179.03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D51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9.3406" calcext:value-type="float">
            <text:p>179.3406</text:p>
          </table:table-cell>
          <table:table-cell office:value-type="float" office:value="1875268079" calcext:value-type="float">
            <text:p>1875268079</text:p>
          </table:table-cell>
          <table:table-cell office:value-type="float" office:value="0" calcext:value-type="float">
            <text:p>0</text:p>
          </table:table-cell>
          <table:table-cell office:value-type="float" office:value="229360" calcext:value-type="float">
            <text:p>229360</text:p>
          </table:table-cell>
          <table:table-cell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0054" calcext:value-type="float">
            <text:p>3005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55182.18" calcext:value-type="float">
            <text:p>10455182.1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53" calcext:value-type="float">
            <text:p>6.3453</text:p>
          </table:table-cell>
          <table:table-cell office:value-type="float" office:value="56.6086" calcext:value-type="float">
            <text:p>56.6086</text:p>
          </table:table-cell>
          <table:table-cell office:value-type="float" office:value="0.6301" calcext:value-type="float">
            <text:p>0.6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142" calcext:value-type="float">
            <text:p>99.114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49.1607" calcext:value-type="float">
            <text:p>49.1607</text:p>
          </table:table-cell>
          <table:table-cell office:value-type="float" office:value="24.2676" calcext:value-type="float">
            <text:p>24.2676</text:p>
          </table:table-cell>
          <table:table-cell office:value-type="float" office:value="0.0113" calcext:value-type="float">
            <text:p>0.0113</text:p>
          </table:table-cell>
          <table:table-cell office:value-type="float" office:value="2.6619" calcext:value-type="float">
            <text:p>2.6619</text:p>
          </table:table-cell>
          <table:table-cell office:value-type="float" office:value="0.6674" calcext:value-type="float">
            <text:p>0.6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3485" calcext:value-type="float">
            <text:p>179.34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52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9.4318" calcext:value-type="float">
            <text:p>179.4318</text:p>
          </table:table-cell>
          <table:table-cell office:value-type="float" office:value="1875046103" calcext:value-type="float">
            <text:p>1875046103</text:p>
          </table:table-cell>
          <table:table-cell office:value-type="float" office:value="0" calcext:value-type="float">
            <text:p>0</text:p>
          </table:table-cell>
          <table:table-cell office:value-type="float" office:value="7384" calcext:value-type="float">
            <text:p>73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49866.95" calcext:value-type="float">
            <text:p>10449866.9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49" calcext:value-type="float">
            <text:p>6.3149</text:p>
          </table:table-cell>
          <table:table-cell office:value-type="float" office:value="55.922" calcext:value-type="float">
            <text:p>55.922</text:p>
          </table:table-cell>
          <table:table-cell office:value-type="float" office:value="0.8553" calcext:value-type="float">
            <text:p>0.8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6418" calcext:value-type="float">
            <text:p>97.6418</text:p>
          </table:table-cell>
          <table:table-cell office:value-type="float" office:value="0.0537" calcext:value-type="float">
            <text:p>0.0537</text:p>
          </table:table-cell>
          <table:table-cell office:value-type="float" office:value="0" calcext:value-type="float">
            <text:p>0</text:p>
          </table:table-cell>
          <table:table-cell office:value-type="float" office:value="46.94" calcext:value-type="float">
            <text:p>46.94</text:p>
          </table:table-cell>
          <table:table-cell office:value-type="float" office:value="27.4301" calcext:value-type="float">
            <text:p>27.43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4.0655" calcext:value-type="float">
            <text:p>4.0655</text:p>
          </table:table-cell>
          <table:table-cell office:value-type="float" office:value="0.6843" calcext:value-type="float">
            <text:p>0.6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4397" calcext:value-type="float">
            <text:p>179.43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D53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9.4849" calcext:value-type="float">
            <text:p>179.4849</text:p>
          </table:table-cell>
          <table:table-cell office:value-type="float" office:value="1875442023" calcext:value-type="float">
            <text:p>1875442023</text:p>
          </table:table-cell>
          <table:table-cell office:value-type="float" office:value="0" calcext:value-type="float">
            <text:p>0</text:p>
          </table:table-cell>
          <table:table-cell office:value-type="float" office:value="403304" calcext:value-type="float">
            <text:p>403304</text:p>
          </table:table-cell>
          <table:table-cell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1345" calcext:value-type="float">
            <text:p>31345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46778.6" calcext:value-type="float">
            <text:p>10446778.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85" calcext:value-type="float">
            <text:p>6.3185</text:p>
          </table:table-cell>
          <table:table-cell office:value-type="float" office:value="56.3512" calcext:value-type="float">
            <text:p>56.3512</text:p>
          </table:table-cell>
          <table:table-cell office:value-type="float" office:value="0.6633" calcext:value-type="float">
            <text:p>0.6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5715" calcext:value-type="float">
            <text:p>98.5715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49.0997" calcext:value-type="float">
            <text:p>49.0997</text:p>
          </table:table-cell>
          <table:table-cell office:value-type="float" office:value="25.3737" calcext:value-type="float">
            <text:p>25.3737</text:p>
          </table:table-cell>
          <table:table-cell office:value-type="float" office:value="0.0178" calcext:value-type="float">
            <text:p>0.0178</text:p>
          </table:table-cell>
          <table:table-cell office:value-type="float" office:value="2.6826" calcext:value-type="float">
            <text:p>2.6826</text:p>
          </table:table-cell>
          <table:table-cell office:value-type="float" office:value="0.6738" calcext:value-type="float">
            <text:p>0.6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4928" calcext:value-type="float">
            <text:p>179.49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D54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9.5272" calcext:value-type="float">
            <text:p>179.5272</text:p>
          </table:table-cell>
          <table:table-cell office:value-type="float" office:value="1875809784" calcext:value-type="float">
            <text:p>1875809784</text:p>
          </table:table-cell>
          <table:table-cell office:value-type="float" office:value="0" calcext:value-type="float">
            <text:p>0</text:p>
          </table:table-cell>
          <table:table-cell office:value-type="float" office:value="771065" calcext:value-type="float">
            <text:p>771065</text:p>
          </table:table-cell>
          <table:table-cell office:value-type="float" office:value="0" calcext:value-type="float">
            <text:p>0</text:p>
          </table:table-cell>
          <table:table-cell office:value-type="float" office:value="99.96" calcext:value-type="float">
            <text:p>99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1313" calcext:value-type="float">
            <text:p>11313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44313.59" calcext:value-type="float">
            <text:p>10444313.5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148" calcext:value-type="float">
            <text:p>6.4148</text:p>
          </table:table-cell>
          <table:table-cell office:value-type="float" office:value="55.9015" calcext:value-type="float">
            <text:p>55.9015</text:p>
          </table:table-cell>
          <table:table-cell office:value-type="float" office:value="0.787" calcext:value-type="float">
            <text:p>0.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6082" calcext:value-type="float">
            <text:p>97.608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" calcext:value-type="float">
            <text:p>0</text:p>
          </table:table-cell>
          <table:table-cell office:value-type="float" office:value="47.0561" calcext:value-type="float">
            <text:p>47.0561</text:p>
          </table:table-cell>
          <table:table-cell office:value-type="float" office:value="29.1877" calcext:value-type="float">
            <text:p>29.1877</text:p>
          </table:table-cell>
          <table:table-cell office:value-type="float" office:value="0.0331" calcext:value-type="float">
            <text:p>0.0331</text:p>
          </table:table-cell>
          <table:table-cell office:value-type="float" office:value="2.8682" calcext:value-type="float">
            <text:p>2.8682</text:p>
          </table:table-cell>
          <table:table-cell office:value-type="float" office:value="0.6704" calcext:value-type="float">
            <text:p>0.6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5351" calcext:value-type="float">
            <text:p>179.53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D55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9.7634" calcext:value-type="float">
            <text:p>179.7634</text:p>
          </table:table-cell>
          <table:table-cell office:value-type="float" office:value="1875980030" calcext:value-type="float">
            <text:p>1875980030</text:p>
          </table:table-cell>
          <table:table-cell office:value-type="float" office:value="0" calcext:value-type="float">
            <text:p>0</text:p>
          </table:table-cell>
          <table:table-cell office:value-type="float" office:value="941311" calcext:value-type="float">
            <text:p>941311</text:p>
          </table:table-cell>
          <table:table-cell office:value-type="float" office:value="0" calcext:value-type="float">
            <text:p>0</text:p>
          </table:table-cell>
          <table:table-cell office:value-type="float" office:value="99.95" calcext:value-type="float">
            <text:p>99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4807" calcext:value-type="float">
            <text:p>3480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30595.05" calcext:value-type="float">
            <text:p>10430595.0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85" calcext:value-type="float">
            <text:p>6.3285</text:p>
          </table:table-cell>
          <table:table-cell office:value-type="float" office:value="56.159" calcext:value-type="float">
            <text:p>56.159</text:p>
          </table:table-cell>
          <table:table-cell office:value-type="float" office:value="0.6805" calcext:value-type="float">
            <text:p>0.6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167" calcext:value-type="float">
            <text:p>98.167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48.8659" calcext:value-type="float">
            <text:p>48.8659</text:p>
          </table:table-cell>
          <table:table-cell office:value-type="float" office:value="26.5498" calcext:value-type="float">
            <text:p>26.5498</text:p>
          </table:table-cell>
          <table:table-cell office:value-type="float" office:value="0.0362" calcext:value-type="float">
            <text:p>0.0362</text:p>
          </table:table-cell>
          <table:table-cell office:value-type="float" office:value="2.6672" calcext:value-type="float">
            <text:p>2.6672</text:p>
          </table:table-cell>
          <table:table-cell office:value-type="float" office:value="0.6684" calcext:value-type="float">
            <text:p>0.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7713" calcext:value-type="float">
            <text:p>179.77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56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9.9392" calcext:value-type="float">
            <text:p>179.9392</text:p>
          </table:table-cell>
          <table:table-cell office:value-type="float" office:value="1875038720" calcext:value-type="float">
            <text:p>18750387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20401.44" calcext:value-type="float">
            <text:p>10420401.4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605" calcext:value-type="float">
            <text:p>6.3605</text:p>
          </table:table-cell>
          <table:table-cell office:value-type="float" office:value="58.4683" calcext:value-type="float">
            <text:p>58.4683</text:p>
          </table:table-cell>
          <table:table-cell office:value-type="float" office:value="0.7417" calcext:value-type="float">
            <text:p>0.7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5048" calcext:value-type="float">
            <text:p>102.5048</text:p>
          </table:table-cell>
          <table:table-cell office:value-type="float" office:value="0.4265" calcext:value-type="float">
            <text:p>0.4265</text:p>
          </table:table-cell>
          <table:table-cell office:value-type="float" office:value="0" calcext:value-type="float">
            <text:p>0</text:p>
          </table:table-cell>
          <table:table-cell office:value-type="float" office:value="47.9346" calcext:value-type="float">
            <text:p>47.9346</text:p>
          </table:table-cell>
          <table:table-cell office:value-type="float" office:value="11.2367" calcext:value-type="float">
            <text:p>11.2367</text:p>
          </table:table-cell>
          <table:table-cell office:value-type="float" office:value="0" calcext:value-type="float">
            <text:p>0</text:p>
          </table:table-cell>
          <table:table-cell office:value-type="float" office:value="14.922" calcext:value-type="float">
            <text:p>14.922</text:p>
          </table:table-cell>
          <table:table-cell office:value-type="float" office:value="0.7023" calcext:value-type="float">
            <text:p>0.7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9471" calcext:value-type="float">
            <text:p>179.94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D57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0.1791" calcext:value-type="float">
            <text:p>180.1791</text:p>
          </table:table-cell>
          <table:table-cell office:value-type="float" office:value="1876737898" calcext:value-type="float">
            <text:p>1876737898</text:p>
          </table:table-cell>
          <table:table-cell office:value-type="float" office:value="0" calcext:value-type="float">
            <text:p>0</text:p>
          </table:table-cell>
          <table:table-cell office:value-type="float" office:value="1699179" calcext:value-type="float">
            <text:p>1699179</text:p>
          </table:table-cell>
          <table:table-cell office:value-type="float" office:value="0" calcext:value-type="float">
            <text:p>0</text:p>
          </table:table-cell>
          <table:table-cell office:value-type="float" office:value="99.91" calcext:value-type="float">
            <text:p>99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5787" calcext:value-type="float">
            <text:p>3578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06524.79" calcext:value-type="float">
            <text:p>10406524.7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38" calcext:value-type="float">
            <text:p>6.3138</text:p>
          </table:table-cell>
          <table:table-cell office:value-type="float" office:value="56.055" calcext:value-type="float">
            <text:p>56.05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8403" calcext:value-type="float">
            <text:p>97.840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48.8939" calcext:value-type="float">
            <text:p>48.8939</text:p>
          </table:table-cell>
          <table:table-cell office:value-type="float" office:value="27.5922" calcext:value-type="float">
            <text:p>27.5922</text:p>
          </table:table-cell>
          <table:table-cell office:value-type="float" office:value="0.0663" calcext:value-type="float">
            <text:p>0.0663</text:p>
          </table:table-cell>
          <table:table-cell office:value-type="float" office:value="2.6663" calcext:value-type="float">
            <text:p>2.6663</text:p>
          </table:table-cell>
          <table:table-cell office:value-type="float" office:value="0.6804" calcext:value-type="float">
            <text:p>0.6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1871" calcext:value-type="float">
            <text:p>180.18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58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0.3635" calcext:value-type="float">
            <text:p>180.3635</text:p>
          </table:table-cell>
          <table:table-cell office:value-type="float" office:value="1875038720" calcext:value-type="float">
            <text:p>18750387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395889.3" calcext:value-type="float">
            <text:p>10395889.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759" calcext:value-type="float">
            <text:p>6.4759</text:p>
          </table:table-cell>
          <table:table-cell office:value-type="float" office:value="57.4364" calcext:value-type="float">
            <text:p>57.4364</text:p>
          </table:table-cell>
          <table:table-cell office:value-type="float" office:value="0.7032" calcext:value-type="float">
            <text:p>0.7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7395" calcext:value-type="float">
            <text:p>100.7395</text:p>
          </table:table-cell>
          <table:table-cell office:value-type="float" office:value="0.4276" calcext:value-type="float">
            <text:p>0.4276</text:p>
          </table:table-cell>
          <table:table-cell office:value-type="float" office:value="0" calcext:value-type="float">
            <text:p>0</text:p>
          </table:table-cell>
          <table:table-cell office:value-type="float" office:value="47.2154" calcext:value-type="float">
            <text:p>47.2154</text:p>
          </table:table-cell>
          <table:table-cell office:value-type="float" office:value="11.3309" calcext:value-type="float">
            <text:p>11.3309</text:p>
          </table:table-cell>
          <table:table-cell office:value-type="float" office:value="0" calcext:value-type="float">
            <text:p>0</text:p>
          </table:table-cell>
          <table:table-cell office:value-type="float" office:value="13.5667" calcext:value-type="float">
            <text:p>13.5667</text:p>
          </table:table-cell>
          <table:table-cell office:value-type="float" office:value="0.7212" calcext:value-type="float">
            <text:p>0.7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3714" calcext:value-type="float">
            <text:p>180.37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59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0.4074" calcext:value-type="float">
            <text:p>180.4074</text:p>
          </table:table-cell>
          <table:table-cell office:value-type="float" office:value="1875040327" calcext:value-type="float">
            <text:p>1875040327</text:p>
          </table:table-cell>
          <table:table-cell office:value-type="float" office:value="0" calcext:value-type="float">
            <text:p>0</text:p>
          </table:table-cell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393356.29" calcext:value-type="float">
            <text:p>10393356.2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72" calcext:value-type="float">
            <text:p>6.3272</text:p>
          </table:table-cell>
          <table:table-cell office:value-type="float" office:value="55.95" calcext:value-type="float">
            <text:p>55.95</text:p>
          </table:table-cell>
          <table:table-cell office:value-type="float" office:value="0.8563" calcext:value-type="float">
            <text:p>0.8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6199" calcext:value-type="float">
            <text:p>97.6199</text:p>
          </table:table-cell>
          <table:table-cell office:value-type="float" office:value="0.1072" calcext:value-type="float">
            <text:p>0.1072</text:p>
          </table:table-cell>
          <table:table-cell office:value-type="float" office:value="0" calcext:value-type="float">
            <text:p>0</text:p>
          </table:table-cell>
          <table:table-cell office:value-type="float" office:value="48.1399" calcext:value-type="float">
            <text:p>48.1399</text:p>
          </table:table-cell>
          <table:table-cell office:value-type="float" office:value="25.466" calcext:value-type="float">
            <text:p>25.466</text:p>
          </table:table-cell>
          <table:table-cell office:value-type="float" office:value="0.0001" calcext:value-type="float">
            <text:p>0.0001</text:p>
          </table:table-cell>
          <table:table-cell office:value-type="float" office:value="5.3761" calcext:value-type="float">
            <text:p>5.3761</text:p>
          </table:table-cell>
          <table:table-cell office:value-type="float" office:value="0.7114" calcext:value-type="float">
            <text:p>0.7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4152" calcext:value-type="float">
            <text:p>180.415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D60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1.4214" calcext:value-type="float">
            <text:p>181.4214</text:p>
          </table:table-cell>
          <table:table-cell office:value-type="float" office:value="1878755094" calcext:value-type="float">
            <text:p>1878755094</text:p>
          </table:table-cell>
          <table:table-cell office:value-type="float" office:value="0" calcext:value-type="float">
            <text:p>0</text:p>
          </table:table-cell>
          <table:table-cell office:value-type="float" office:value="3716375" calcext:value-type="float">
            <text:p>3716375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6716" calcext:value-type="float">
            <text:p>36716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335264.87" calcext:value-type="float">
            <text:p>10335264.8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357" calcext:value-type="float">
            <text:p>6.4357</text:p>
          </table:table-cell>
          <table:table-cell office:value-type="float" office:value="55.9866" calcext:value-type="float">
            <text:p>55.9866</text:p>
          </table:table-cell>
          <table:table-cell office:value-type="float" office:value="0.7245" calcext:value-type="float">
            <text:p>0.7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5768" calcext:value-type="float">
            <text:p>97.5768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48.9141" calcext:value-type="float">
            <text:p>48.9141</text:p>
          </table:table-cell>
          <table:table-cell office:value-type="float" office:value="29.3864" calcext:value-type="float">
            <text:p>29.3864</text:p>
          </table:table-cell>
          <table:table-cell office:value-type="float" office:value="0.1321" calcext:value-type="float">
            <text:p>0.1321</text:p>
          </table:table-cell>
          <table:table-cell office:value-type="float" office:value="2.6685" calcext:value-type="float">
            <text:p>2.6685</text:p>
          </table:table-cell>
          <table:table-cell office:value-type="float" office:value="0.678" calcext:value-type="float">
            <text:p>0.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.4294" calcext:value-type="float">
            <text:p>181.42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1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1.4695" calcext:value-type="float">
            <text:p>181.4695</text:p>
          </table:table-cell>
          <table:table-cell office:value-type="float" office:value="1875038741" calcext:value-type="float">
            <text:p>187503874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332529.98" calcext:value-type="float">
            <text:p>10332529.9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75" calcext:value-type="float">
            <text:p>6.3175</text:p>
          </table:table-cell>
          <table:table-cell office:value-type="float" office:value="56.2814" calcext:value-type="float">
            <text:p>56.2814</text:p>
          </table:table-cell>
          <table:table-cell office:value-type="float" office:value="0.8371" calcext:value-type="float">
            <text:p>0.8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0794" calcext:value-type="float">
            <text:p>98.0794</text:p>
          </table:table-cell>
          <table:table-cell office:value-type="float" office:value="0.4288" calcext:value-type="float">
            <text:p>0.4288</text:p>
          </table:table-cell>
          <table:table-cell office:value-type="float" office:value="0" calcext:value-type="float">
            <text:p>0</text:p>
          </table:table-cell>
          <table:table-cell office:value-type="float" office:value="48.6436" calcext:value-type="float">
            <text:p>48.6436</text:p>
          </table:table-cell>
          <table:table-cell office:value-type="float" office:value="14.766" calcext:value-type="float">
            <text:p>14.766</text:p>
          </table:table-cell>
          <table:table-cell office:value-type="float" office:value="0" calcext:value-type="float">
            <text:p>0</text:p>
          </table:table-cell>
          <table:table-cell office:value-type="float" office:value="13.5314" calcext:value-type="float">
            <text:p>13.5314</text:p>
          </table:table-cell>
          <table:table-cell office:value-type="float" office:value="0.701" calcext:value-type="float">
            <text:p>0.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.4775" calcext:value-type="float">
            <text:p>181.47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2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2.9431" calcext:value-type="float">
            <text:p>182.9431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249299.41" calcext:value-type="float">
            <text:p>10249299.4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696102" calcext:value-type="float">
            <text:p>1696102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0205" calcext:value-type="float">
            <text:p>7.0205</text:p>
          </table:table-cell>
          <table:table-cell office:value-type="float" office:value="58.0397" calcext:value-type="float">
            <text:p>58.0397</text:p>
          </table:table-cell>
          <table:table-cell office:value-type="float" office:value="0.6432" calcext:value-type="float">
            <text:p>0.6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2051" calcext:value-type="float">
            <text:p>102.2051</text:p>
          </table:table-cell>
          <table:table-cell office:value-type="float" office:value="0.4277" calcext:value-type="float">
            <text:p>0.4277</text:p>
          </table:table-cell>
          <table:table-cell office:value-type="float" office:value="0" calcext:value-type="float">
            <text:p>0</text:p>
          </table:table-cell>
          <table:table-cell office:value-type="float" office:value="47.7013" calcext:value-type="float">
            <text:p>47.7013</text:p>
          </table:table-cell>
          <table:table-cell office:value-type="float" office:value="11.8218" calcext:value-type="float">
            <text:p>11.8218</text:p>
          </table:table-cell>
          <table:table-cell office:value-type="float" office:value="0" calcext:value-type="float">
            <text:p>0</text:p>
          </table:table-cell>
          <table:table-cell office:value-type="float" office:value="13.6215" calcext:value-type="float">
            <text:p>13.6215</text:p>
          </table:table-cell>
          <table:table-cell office:value-type="float" office:value="0.7301" calcext:value-type="float">
            <text:p>0.7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.9512" calcext:value-type="float">
            <text:p>182.95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63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3.4571" calcext:value-type="float">
            <text:p>183.4571</text:p>
          </table:table-cell>
          <table:table-cell office:value-type="float" office:value="1875039062" calcext:value-type="float">
            <text:p>1875039062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220584.54" calcext:value-type="float">
            <text:p>10220584.5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14" calcext:value-type="float">
            <text:p>6.3414</text:p>
          </table:table-cell>
          <table:table-cell office:value-type="float" office:value="56.0155" calcext:value-type="float">
            <text:p>56.0155</text:p>
          </table:table-cell>
          <table:table-cell office:value-type="float" office:value="0.8615" calcext:value-type="float">
            <text:p>0.8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182" calcext:value-type="float">
            <text:p>97.7182</text:p>
          </table:table-cell>
          <table:table-cell office:value-type="float" office:value="0.2142" calcext:value-type="float">
            <text:p>0.2142</text:p>
          </table:table-cell>
          <table:table-cell office:value-type="float" office:value="0" calcext:value-type="float">
            <text:p>0</text:p>
          </table:table-cell>
          <table:table-cell office:value-type="float" office:value="50.9515" calcext:value-type="float">
            <text:p>50.9515</text:p>
          </table:table-cell>
          <table:table-cell office:value-type="float" office:value="22.0354" calcext:value-type="float">
            <text:p>22.0354</text:p>
          </table:table-cell>
          <table:table-cell office:value-type="float" office:value="0" calcext:value-type="float">
            <text:p>0</text:p>
          </table:table-cell>
          <table:table-cell office:value-type="float" office:value="8.1542" calcext:value-type="float">
            <text:p>8.1542</text:p>
          </table:table-cell>
          <table:table-cell office:value-type="float" office:value="0.6997" calcext:value-type="float">
            <text:p>0.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465" calcext:value-type="float">
            <text:p>183.4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D64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5.8301" calcext:value-type="float">
            <text:p>185.8301</text:p>
          </table:table-cell>
          <table:table-cell office:value-type="float" office:value="1876650383" calcext:value-type="float">
            <text:p>1876650383</text:p>
          </table:table-cell>
          <table:table-cell office:value-type="float" office:value="0" calcext:value-type="float">
            <text:p>0</text:p>
          </table:table-cell>
          <table:table-cell office:value-type="float" office:value="1611664" calcext:value-type="float">
            <text:p>1611664</text:p>
          </table:table-cell>
          <table:table-cell office:value-type="float" office:value="0" calcext:value-type="float">
            <text:p>0</text:p>
          </table:table-cell>
          <table:table-cell office:value-type="float" office:value="99.91" calcext:value-type="float">
            <text:p>99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68470" calcext:value-type="float">
            <text:p>68470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090070.34" calcext:value-type="float">
            <text:p>10090070.3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054" calcext:value-type="float">
            <text:p>6.3054</text:p>
          </table:table-cell>
          <table:table-cell office:value-type="float" office:value="56.3392" calcext:value-type="float">
            <text:p>56.3392</text:p>
          </table:table-cell>
          <table:table-cell office:value-type="float" office:value="0.6064" calcext:value-type="float">
            <text:p>0.6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6902" calcext:value-type="float">
            <text:p>98.690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55.2367" calcext:value-type="float">
            <text:p>55.2367</text:p>
          </table:table-cell>
          <table:table-cell office:value-type="float" office:value="25.8846" calcext:value-type="float">
            <text:p>25.8846</text:p>
          </table:table-cell>
          <table:table-cell office:value-type="float" office:value="0.0592" calcext:value-type="float">
            <text:p>0.0592</text:p>
          </table:table-cell>
          <table:table-cell office:value-type="float" office:value="2.4472" calcext:value-type="float">
            <text:p>2.4472</text:p>
          </table:table-cell>
          <table:table-cell office:value-type="float" office:value="0.9251" calcext:value-type="float">
            <text:p>0.9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.8383" calcext:value-type="float">
            <text:p>185.83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D65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6.0098" calcext:value-type="float">
            <text:p>186.0098</text:p>
          </table:table-cell>
          <table:table-cell office:value-type="float" office:value="1876033347" calcext:value-type="float">
            <text:p>1876033347</text:p>
          </table:table-cell>
          <table:table-cell office:value-type="float" office:value="0" calcext:value-type="float">
            <text:p>0</text:p>
          </table:table-cell>
          <table:table-cell office:value-type="float" office:value="994628" calcext:value-type="float">
            <text:p>994628</text:p>
          </table:table-cell>
          <table:table-cell office:value-type="float" office:value="0" calcext:value-type="float">
            <text:p>0</text:p>
          </table:table-cell>
          <table:table-cell office:value-type="float" office:value="99.95" calcext:value-type="float">
            <text:p>99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70287" calcext:value-type="float">
            <text:p>7028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080320.37" calcext:value-type="float">
            <text:p>10080320.3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71" calcext:value-type="float">
            <text:p>6.3471</text:p>
          </table:table-cell>
          <table:table-cell office:value-type="float" office:value="56.5782" calcext:value-type="float">
            <text:p>56.5782</text:p>
          </table:table-cell>
          <table:table-cell office:value-type="float" office:value="0.5764" calcext:value-type="float">
            <text:p>0.5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794" calcext:value-type="float">
            <text:p>99.179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55.214" calcext:value-type="float">
            <text:p>55.214</text:p>
          </table:table-cell>
          <table:table-cell office:value-type="float" office:value="25.0455" calcext:value-type="float">
            <text:p>25.0455</text:p>
          </table:table-cell>
          <table:table-cell office:value-type="float" office:value="0.0382" calcext:value-type="float">
            <text:p>0.0382</text:p>
          </table:table-cell>
          <table:table-cell office:value-type="float" office:value="2.4368" calcext:value-type="float">
            <text:p>2.4368</text:p>
          </table:table-cell>
          <table:table-cell office:value-type="float" office:value="0.9272" calcext:value-type="float">
            <text:p>0.9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.018" calcext:value-type="float">
            <text:p>186.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6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6.0801" calcext:value-type="float">
            <text:p>186.0801</text:p>
          </table:table-cell>
          <table:table-cell office:value-type="float" office:value="1875038781" calcext:value-type="float">
            <text:p>187503878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076514.74" calcext:value-type="float">
            <text:p>10076514.7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6" calcext:value-type="float">
            <text:p>6.336</text:p>
          </table:table-cell>
          <table:table-cell office:value-type="float" office:value="56.2153" calcext:value-type="float">
            <text:p>56.2153</text:p>
          </table:table-cell>
          <table:table-cell office:value-type="float" office:value="0.8647" calcext:value-type="float">
            <text:p>0.8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8745" calcext:value-type="float">
            <text:p>97.8745</text:p>
          </table:table-cell>
          <table:table-cell office:value-type="float" office:value="0.4282" calcext:value-type="float">
            <text:p>0.4282</text:p>
          </table:table-cell>
          <table:table-cell office:value-type="float" office:value="0" calcext:value-type="float">
            <text:p>0</text:p>
          </table:table-cell>
          <table:table-cell office:value-type="float" office:value="51.3913" calcext:value-type="float">
            <text:p>51.3913</text:p>
          </table:table-cell>
          <table:table-cell office:value-type="float" office:value="17.8167" calcext:value-type="float">
            <text:p>17.8167</text:p>
          </table:table-cell>
          <table:table-cell office:value-type="float" office:value="0" calcext:value-type="float">
            <text:p>0</text:p>
          </table:table-cell>
          <table:table-cell office:value-type="float" office:value="13.6821" calcext:value-type="float">
            <text:p>13.6821</text:p>
          </table:table-cell>
          <table:table-cell office:value-type="float" office:value="0.725" calcext:value-type="float">
            <text:p>0.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.0881" calcext:value-type="float">
            <text:p>186.08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D67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6.2594" calcext:value-type="float">
            <text:p>186.2594</text:p>
          </table:table-cell>
          <table:table-cell office:value-type="float" office:value="1878782258" calcext:value-type="float">
            <text:p>1878782258</text:p>
          </table:table-cell>
          <table:table-cell office:value-type="float" office:value="0" calcext:value-type="float">
            <text:p>0</text:p>
          </table:table-cell>
          <table:table-cell office:value-type="float" office:value="3743539" calcext:value-type="float">
            <text:p>3743539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73497" calcext:value-type="float">
            <text:p>7349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066813.32" calcext:value-type="float">
            <text:p>10066813.3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33" calcext:value-type="float">
            <text:p>6.3133</text:p>
          </table:table-cell>
          <table:table-cell office:value-type="float" office:value="56.2096" calcext:value-type="float">
            <text:p>56.2096</text:p>
          </table:table-cell>
          <table:table-cell office:value-type="float" office:value="0.6302" calcext:value-type="float">
            <text:p>0.6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068" calcext:value-type="float">
            <text:p>98.306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55.3366" calcext:value-type="float">
            <text:p>55.3366</text:p>
          </table:table-cell>
          <table:table-cell office:value-type="float" office:value="26.8693" calcext:value-type="float">
            <text:p>26.8693</text:p>
          </table:table-cell>
          <table:table-cell office:value-type="float" office:value="0.1308" calcext:value-type="float">
            <text:p>0.1308</text:p>
          </table:table-cell>
          <table:table-cell office:value-type="float" office:value="2.4435" calcext:value-type="float">
            <text:p>2.4435</text:p>
          </table:table-cell>
          <table:table-cell office:value-type="float" office:value="0.9346" calcext:value-type="float">
            <text:p>0.9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.2676" calcext:value-type="float">
            <text:p>186.26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D68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6.3742" calcext:value-type="float">
            <text:p>186.3742</text:p>
          </table:table-cell>
          <table:table-cell office:value-type="float" office:value="1875377841" calcext:value-type="float">
            <text:p>1875377841</text:p>
          </table:table-cell>
          <table:table-cell office:value-type="float" office:value="0" calcext:value-type="float">
            <text:p>0</text:p>
          </table:table-cell>
          <table:table-cell office:value-type="float" office:value="339122" calcext:value-type="float">
            <text:p>339122</text:p>
          </table:table-cell>
          <table:table-cell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65175" calcext:value-type="float">
            <text:p>65175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060611.7" calcext:value-type="float">
            <text:p>10060611.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996" calcext:value-type="float">
            <text:p>6.4996</text:p>
          </table:table-cell>
          <table:table-cell office:value-type="float" office:value="57.1603" calcext:value-type="float">
            <text:p>57.1603</text:p>
          </table:table-cell>
          <table:table-cell office:value-type="float" office:value="0.4978" calcext:value-type="float">
            <text:p>0.4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6687" calcext:value-type="float">
            <text:p>100.668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55.3995" calcext:value-type="float">
            <text:p>55.3995</text:p>
          </table:table-cell>
          <table:table-cell office:value-type="float" office:value="23.228" calcext:value-type="float">
            <text:p>23.228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4188" calcext:value-type="float">
            <text:p>2.4188</text:p>
          </table:table-cell>
          <table:table-cell office:value-type="float" office:value="0.9565" calcext:value-type="float">
            <text:p>0.9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.3824" calcext:value-type="float">
            <text:p>186.38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D69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6.4214" calcext:value-type="float">
            <text:p>186.4214</text:p>
          </table:table-cell>
          <table:table-cell office:value-type="float" office:value="1875631900" calcext:value-type="float">
            <text:p>1875631900</text:p>
          </table:table-cell>
          <table:table-cell office:value-type="float" office:value="0" calcext:value-type="float">
            <text:p>0</text:p>
          </table:table-cell>
          <table:table-cell office:value-type="float" office:value="593181" calcext:value-type="float">
            <text:p>593181</text:p>
          </table:table-cell>
          <table:table-cell office:value-type="float" office:value="0" calcext:value-type="float">
            <text:p>0</text:p>
          </table:table-cell>
          <table:table-cell office:value-type="float" office:value="99.97" calcext:value-type="float">
            <text:p>99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70820" calcext:value-type="float">
            <text:p>70820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058064.73" calcext:value-type="float">
            <text:p>10058064.7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677" calcext:value-type="float">
            <text:p>6.3677</text:p>
          </table:table-cell>
          <table:table-cell office:value-type="float" office:value="58.3042" calcext:value-type="float">
            <text:p>58.3042</text:p>
          </table:table-cell>
          <table:table-cell office:value-type="float" office:value="0.5402" calcext:value-type="float">
            <text:p>0.5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3374" calcext:value-type="float">
            <text:p>102.337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55.6333" calcext:value-type="float">
            <text:p>55.6333</text:p>
          </table:table-cell>
          <table:table-cell office:value-type="float" office:value="23.9372" calcext:value-type="float">
            <text:p>23.9372</text:p>
          </table:table-cell>
          <table:table-cell office:value-type="float" office:value="0.0255" calcext:value-type="float">
            <text:p>0.0255</text:p>
          </table:table-cell>
          <table:table-cell office:value-type="float" office:value="2.4259" calcext:value-type="float">
            <text:p>2.4259</text:p>
          </table:table-cell>
          <table:table-cell office:value-type="float" office:value="0.9254" calcext:value-type="float">
            <text:p>0.9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.4296" calcext:value-type="float">
            <text:p>186.42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D70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6.8272" calcext:value-type="float">
            <text:p>186.8272</text:p>
          </table:table-cell>
          <table:table-cell office:value-type="float" office:value="1881838804" calcext:value-type="float">
            <text:p>1881838804</text:p>
          </table:table-cell>
          <table:table-cell office:value-type="float" office:value="0" calcext:value-type="float">
            <text:p>0</text:p>
          </table:table-cell>
          <table:table-cell office:value-type="float" office:value="6800085" calcext:value-type="float">
            <text:p>6800085</text:p>
          </table:table-cell>
          <table:table-cell office:value-type="float" office:value="0" calcext:value-type="float">
            <text:p>0</text:p>
          </table:table-cell>
          <table:table-cell office:value-type="float" office:value="99.64" calcext:value-type="float">
            <text:p>99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75386" calcext:value-type="float">
            <text:p>75386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036220.69" calcext:value-type="float">
            <text:p>10036220.6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7" calcext:value-type="float">
            <text:p>6.317</text:p>
          </table:table-cell>
          <table:table-cell office:value-type="float" office:value="56.0635" calcext:value-type="float">
            <text:p>56.0635</text:p>
          </table:table-cell>
          <table:table-cell office:value-type="float" office:value="0.6458" calcext:value-type="float">
            <text:p>0.6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9661" calcext:value-type="float">
            <text:p>97.966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55.5051" calcext:value-type="float">
            <text:p>55.5051</text:p>
          </table:table-cell>
          <table:table-cell office:value-type="float" office:value="27.8373" calcext:value-type="float">
            <text:p>27.8373</text:p>
          </table:table-cell>
          <table:table-cell office:value-type="float" office:value="0.2247" calcext:value-type="float">
            <text:p>0.2247</text:p>
          </table:table-cell>
          <table:table-cell office:value-type="float" office:value="2.4426" calcext:value-type="float">
            <text:p>2.4426</text:p>
          </table:table-cell>
          <table:table-cell office:value-type="float" office:value="0.9269" calcext:value-type="float">
            <text:p>0.9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.8354" calcext:value-type="float">
            <text:p>186.835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D71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8.4075" calcext:value-type="float">
            <text:p>188.4075</text:p>
          </table:table-cell>
          <table:table-cell office:value-type="float" office:value="1889663776" calcext:value-type="float">
            <text:p>1889663776</text:p>
          </table:table-cell>
          <table:table-cell office:value-type="float" office:value="0" calcext:value-type="float">
            <text:p>0</text:p>
          </table:table-cell>
          <table:table-cell office:value-type="float" office:value="14625057" calcext:value-type="float">
            <text:p>14625057</text:p>
          </table:table-cell>
          <table:table-cell office:value-type="float" office:value="0" calcext:value-type="float">
            <text:p>0</text:p>
          </table:table-cell>
          <table:table-cell office:value-type="float" office:value="99.22" calcext:value-type="float">
            <text:p>99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76024" calcext:value-type="float">
            <text:p>7602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9952037.74" calcext:value-type="float">
            <text:p>9952037.7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2914" calcext:value-type="float">
            <text:p>6.2914</text:p>
          </table:table-cell>
          <table:table-cell office:value-type="float" office:value="56.2021" calcext:value-type="float">
            <text:p>56.2021</text:p>
          </table:table-cell>
          <table:table-cell office:value-type="float" office:value="0.675" calcext:value-type="float">
            <text:p>0.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0423" calcext:value-type="float">
            <text:p>98.042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55.3639" calcext:value-type="float">
            <text:p>55.3639</text:p>
          </table:table-cell>
          <table:table-cell office:value-type="float" office:value="29.6972" calcext:value-type="float">
            <text:p>29.6972</text:p>
          </table:table-cell>
          <table:table-cell office:value-type="float" office:value="0.4813" calcext:value-type="float">
            <text:p>0.4813</text:p>
          </table:table-cell>
          <table:table-cell office:value-type="float" office:value="2.4468" calcext:value-type="float">
            <text:p>2.4468</text:p>
          </table:table-cell>
          <table:table-cell office:value-type="float" office:value="0.9324" calcext:value-type="float">
            <text:p>0.9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.4158" calcext:value-type="float">
            <text:p>188.415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D72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03.3997" calcext:value-type="float">
            <text:p>203.3997</text:p>
          </table:table-cell>
          <table:table-cell office:value-type="float" office:value="1880454653" calcext:value-type="float">
            <text:p>1880454653</text:p>
          </table:table-cell>
          <table:table-cell office:value-type="float" office:value="0" calcext:value-type="float">
            <text:p>0</text:p>
          </table:table-cell>
          <table:table-cell office:value-type="float" office:value="5415934" calcext:value-type="float">
            <text:p>5415934</text:p>
          </table:table-cell>
          <table:table-cell office:value-type="float" office:value="0" calcext:value-type="float">
            <text:p>0</text:p>
          </table:table-cell>
          <table:table-cell office:value-type="float" office:value="99.71" calcext:value-type="float">
            <text:p>99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23857" calcext:value-type="float">
            <text:p>12385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9218492.95" calcext:value-type="float">
            <text:p>9218492.9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39" calcext:value-type="float">
            <text:p>6.3139</text:p>
          </table:table-cell>
          <table:table-cell office:value-type="float" office:value="55.9121" calcext:value-type="float">
            <text:p>55.9121</text:p>
          </table:table-cell>
          <table:table-cell office:value-type="float" office:value="0.5797" calcext:value-type="float">
            <text:p>0.5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591" calcext:value-type="float">
            <text:p>98.359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73.0783" calcext:value-type="float">
            <text:p>73.0783</text:p>
          </table:table-cell>
          <table:table-cell office:value-type="float" office:value="26.301" calcext:value-type="float">
            <text:p>26.301</text:p>
          </table:table-cell>
          <table:table-cell office:value-type="float" office:value="0.1951" calcext:value-type="float">
            <text:p>0.1951</text:p>
          </table:table-cell>
          <table:table-cell office:value-type="float" office:value="2.4045" calcext:value-type="float">
            <text:p>2.4045</text:p>
          </table:table-cell>
          <table:table-cell office:value-type="float" office:value="1.0952" calcext:value-type="float">
            <text:p>1.0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.4087" calcext:value-type="float">
            <text:p>203.408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D73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03.5738" calcext:value-type="float">
            <text:p>203.5738</text:p>
          </table:table-cell>
          <table:table-cell office:value-type="float" office:value="1878699063" calcext:value-type="float">
            <text:p>1878699063</text:p>
          </table:table-cell>
          <table:table-cell office:value-type="float" office:value="0" calcext:value-type="float">
            <text:p>0</text:p>
          </table:table-cell>
          <table:table-cell office:value-type="float" office:value="3660344" calcext:value-type="float">
            <text:p>3660344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34713" calcext:value-type="float">
            <text:p>134713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9210608.36" calcext:value-type="float">
            <text:p>9210608.3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35" calcext:value-type="float">
            <text:p>6.3235</text:p>
          </table:table-cell>
          <table:table-cell office:value-type="float" office:value="56.1369" calcext:value-type="float">
            <text:p>56.1369</text:p>
          </table:table-cell>
          <table:table-cell office:value-type="float" office:value="0.548" calcext:value-type="float">
            <text:p>0.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8955" calcext:value-type="float">
            <text:p>98.895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72.918" calcext:value-type="float">
            <text:p>72.918</text:p>
          </table:table-cell>
          <table:table-cell office:value-type="float" office:value="25.5628" calcext:value-type="float">
            <text:p>25.5628</text:p>
          </table:table-cell>
          <table:table-cell office:value-type="float" office:value="0.1348" calcext:value-type="float">
            <text:p>0.1348</text:p>
          </table:table-cell>
          <table:table-cell office:value-type="float" office:value="2.3855" calcext:value-type="float">
            <text:p>2.3855</text:p>
          </table:table-cell>
          <table:table-cell office:value-type="float" office:value="1.0995" calcext:value-type="float">
            <text:p>1.0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.5828" calcext:value-type="float">
            <text:p>203.582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D74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04.1145" calcext:value-type="float">
            <text:p>204.1145</text:p>
          </table:table-cell>
          <table:table-cell office:value-type="float" office:value="1877631689" calcext:value-type="float">
            <text:p>1877631689</text:p>
          </table:table-cell>
          <table:table-cell office:value-type="float" office:value="0" calcext:value-type="float">
            <text:p>0</text:p>
          </table:table-cell>
          <table:table-cell office:value-type="float" office:value="2592970" calcext:value-type="float">
            <text:p>2592970</text:p>
          </table:table-cell>
          <table:table-cell office:value-type="float" office:value="0" calcext:value-type="float">
            <text:p>0</text:p>
          </table:table-cell>
          <table:table-cell office:value-type="float" office:value="99.86" calcext:value-type="float">
            <text:p>9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55643" calcext:value-type="float">
            <text:p>155643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9186212.13" calcext:value-type="float">
            <text:p>9186212.1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587" calcext:value-type="float">
            <text:p>6.3587</text:p>
          </table:table-cell>
          <table:table-cell office:value-type="float" office:value="56.3469" calcext:value-type="float">
            <text:p>56.3469</text:p>
          </table:table-cell>
          <table:table-cell office:value-type="float" office:value="0.5094" calcext:value-type="float">
            <text:p>0.5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3799" calcext:value-type="float">
            <text:p>99.379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73.3409" calcext:value-type="float">
            <text:p>73.3409</text:p>
          </table:table-cell>
          <table:table-cell office:value-type="float" office:value="24.8216" calcext:value-type="float">
            <text:p>24.8216</text:p>
          </table:table-cell>
          <table:table-cell office:value-type="float" office:value="0.1009" calcext:value-type="float">
            <text:p>0.1009</text:p>
          </table:table-cell>
          <table:table-cell office:value-type="float" office:value="2.3795" calcext:value-type="float">
            <text:p>2.3795</text:p>
          </table:table-cell>
          <table:table-cell office:value-type="float" office:value="1.0986" calcext:value-type="float">
            <text:p>1.0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.1234" calcext:value-type="float">
            <text:p>204.123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D75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04.3797" calcext:value-type="float">
            <text:p>204.3797</text:p>
          </table:table-cell>
          <table:table-cell office:value-type="float" office:value="1887573745" calcext:value-type="float">
            <text:p>1887573745</text:p>
          </table:table-cell>
          <table:table-cell office:value-type="float" office:value="0" calcext:value-type="float">
            <text:p>0</text:p>
          </table:table-cell>
          <table:table-cell office:value-type="float" office:value="12535026" calcext:value-type="float">
            <text:p>12535026</text:p>
          </table:table-cell>
          <table:table-cell office:value-type="float" office:value="0" calcext:value-type="float">
            <text:p>0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30331" calcext:value-type="float">
            <text:p>13033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9174290.26" calcext:value-type="float">
            <text:p>9174290.2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094" calcext:value-type="float">
            <text:p>6.3094</text:p>
          </table:table-cell>
          <table:table-cell office:value-type="float" office:value="55.9346" calcext:value-type="float">
            <text:p>55.9346</text:p>
          </table:table-cell>
          <table:table-cell office:value-type="float" office:value="0.606" calcext:value-type="float">
            <text:p>0.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2161" calcext:value-type="float">
            <text:p>98.216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73.432" calcext:value-type="float">
            <text:p>73.432</text:p>
          </table:table-cell>
          <table:table-cell office:value-type="float" office:value="27.2618" calcext:value-type="float">
            <text:p>27.2618</text:p>
          </table:table-cell>
          <table:table-cell office:value-type="float" office:value="0.4619" calcext:value-type="float">
            <text:p>0.4619</text:p>
          </table:table-cell>
          <table:table-cell office:value-type="float" office:value="2.4118" calcext:value-type="float">
            <text:p>2.4118</text:p>
          </table:table-cell>
          <table:table-cell office:value-type="float" office:value="1.133" calcext:value-type="float">
            <text:p>1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.3887" calcext:value-type="float">
            <text:p>204.388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D76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04.4955" calcext:value-type="float">
            <text:p>204.4955</text:p>
          </table:table-cell>
          <table:table-cell office:value-type="float" office:value="1876810663" calcext:value-type="float">
            <text:p>1876810663</text:p>
          </table:table-cell>
          <table:table-cell office:value-type="float" office:value="0" calcext:value-type="float">
            <text:p>0</text:p>
          </table:table-cell>
          <table:table-cell office:value-type="float" office:value="1771944" calcext:value-type="float">
            <text:p>1771944</text:p>
          </table:table-cell>
          <table:table-cell office:value-type="float" office:value="0" calcext:value-type="float">
            <text:p>0</text:p>
          </table:table-cell>
          <table:table-cell office:value-type="float" office:value="99.91" calcext:value-type="float">
            <text:p>99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67549" calcext:value-type="float">
            <text:p>167549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9169093.78" calcext:value-type="float">
            <text:p>9169093.7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5109" calcext:value-type="float">
            <text:p>6.5109</text:p>
          </table:table-cell>
          <table:table-cell office:value-type="float" office:value="56.6719" calcext:value-type="float">
            <text:p>56.6719</text:p>
          </table:table-cell>
          <table:table-cell office:value-type="float" office:value="0.4675" calcext:value-type="float">
            <text:p>0.4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3114" calcext:value-type="float">
            <text:p>100.31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73.0367" calcext:value-type="float">
            <text:p>73.0367</text:p>
          </table:table-cell>
          <table:table-cell office:value-type="float" office:value="24.3576" calcext:value-type="float">
            <text:p>24.3576</text:p>
          </table:table-cell>
          <table:table-cell office:value-type="float" office:value="0.0794" calcext:value-type="float">
            <text:p>0.0794</text:p>
          </table:table-cell>
          <table:table-cell office:value-type="float" office:value="2.3575" calcext:value-type="float">
            <text:p>2.3575</text:p>
          </table:table-cell>
          <table:table-cell office:value-type="float" office:value="1.0898" calcext:value-type="float">
            <text:p>1.0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.5045" calcext:value-type="float">
            <text:p>204.504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D77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05.5695" calcext:value-type="float">
            <text:p>205.5695</text:p>
          </table:table-cell>
          <table:table-cell office:value-type="float" office:value="1897379824" calcext:value-type="float">
            <text:p>1897379824</text:p>
          </table:table-cell>
          <table:table-cell office:value-type="float" office:value="0" calcext:value-type="float">
            <text:p>0</text:p>
          </table:table-cell>
          <table:table-cell office:value-type="float" office:value="22341105" calcext:value-type="float">
            <text:p>22341105</text:p>
          </table:table-cell>
          <table:table-cell office:value-type="float" office:value="0" calcext:value-type="float">
            <text:p>0</text:p>
          </table:table-cell>
          <table:table-cell office:value-type="float" office:value="98.81" calcext:value-type="float">
            <text:p>98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32499" calcext:value-type="float">
            <text:p>132499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9121192.02" calcext:value-type="float">
            <text:p>9121192.0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53" calcext:value-type="float">
            <text:p>6.3453</text:p>
          </table:table-cell>
          <table:table-cell office:value-type="float" office:value="56.0518" calcext:value-type="float">
            <text:p>56.0518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2272" calcext:value-type="float">
            <text:p>98.227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73.979" calcext:value-type="float">
            <text:p>73.979</text:p>
          </table:table-cell>
          <table:table-cell office:value-type="float" office:value="28.1439" calcext:value-type="float">
            <text:p>28.1439</text:p>
          </table:table-cell>
          <table:table-cell office:value-type="float" office:value="0.7511" calcext:value-type="float">
            <text:p>0.7511</text:p>
          </table:table-cell>
          <table:table-cell office:value-type="float" office:value="2.4021" calcext:value-type="float">
            <text:p>2.4021</text:p>
          </table:table-cell>
          <table:table-cell office:value-type="float" office:value="1.132" calcext:value-type="float">
            <text:p>1.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.5786" calcext:value-type="float">
            <text:p>205.578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D78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09.1578" calcext:value-type="float">
            <text:p>209.1578</text:p>
          </table:table-cell>
          <table:table-cell office:value-type="float" office:value="1924662340" calcext:value-type="float">
            <text:p>1924662340</text:p>
          </table:table-cell>
          <table:table-cell office:value-type="float" office:value="0" calcext:value-type="float">
            <text:p>0</text:p>
          </table:table-cell>
          <table:table-cell office:value-type="float" office:value="49623621" calcext:value-type="float">
            <text:p>49623621</text:p>
          </table:table-cell>
          <table:table-cell office:value-type="float" office:value="0" calcext:value-type="float">
            <text:p>0</text:p>
          </table:table-cell>
          <table:table-cell office:value-type="float" office:value="97.35" calcext:value-type="float">
            <text:p>97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33299" calcext:value-type="float">
            <text:p>133299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8964707.83" calcext:value-type="float">
            <text:p>8964707.8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2944" calcext:value-type="float">
            <text:p>6.2944</text:p>
          </table:table-cell>
          <table:table-cell office:value-type="float" office:value="56.569" calcext:value-type="float">
            <text:p>56.569</text:p>
          </table:table-cell>
          <table:table-cell office:value-type="float" office:value="0.6512" calcext:value-type="float">
            <text:p>0.6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8647" calcext:value-type="float">
            <text:p>98.864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74.5733" calcext:value-type="float">
            <text:p>74.5733</text:p>
          </table:table-cell>
          <table:table-cell office:value-type="float" office:value="29.9008" calcext:value-type="float">
            <text:p>29.9008</text:p>
          </table:table-cell>
          <table:table-cell office:value-type="float" office:value="1.8447" calcext:value-type="float">
            <text:p>1.8447</text:p>
          </table:table-cell>
          <table:table-cell office:value-type="float" office:value="2.4157" calcext:value-type="float">
            <text:p>2.4157</text:p>
          </table:table-cell>
          <table:table-cell office:value-type="float" office:value="1.1201" calcext:value-type="float">
            <text:p>1.1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.167" calcext:value-type="float">
            <text:p>209.167</text:p>
          </table:table-cell>
        </table:table-row>
      </table:table>
      <table:named-expressions/>
      <table:database-ranges>
        <table:database-range table:name="__Anonymous_Sheet_DB__0" table:target-range-address="ross.A1:ross.BE78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6T23:41:16.516161051</dc:date>
    <dc:creator>Elkin Cruz</dc:creator>
    <meta:editing-duration>PT5M50S</meta:editing-duration>
    <meta:editing-cycles>1</meta:editing-cycles>
    <meta:document-statistic meta:table-count="1" meta:cell-count="4446" meta:object-count="0"/>
    <meta:generator>LibreOffice/7.4.1.2$Linux_X86_64 LibreOffice_project/40$Build-2</meta:generator>
  </office:meta>
</office:document-meta>
</file>